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onsolas" svg:font-family="Consolas" style:font-pitch="variable"/>
    <style:font-face style:name="Consolas1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2cm" fo:min-width="0.7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04cm" fo:min-width="1.00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1d1d1d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9cdbfd"/>
    </style:style>
    <style:style style:name="gr13" style:family="graphic" style:parent-style-name="standard">
      <style:graphic-properties draw:stroke="none" draw:fill="solid" draw:fill-color="#cd9077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5pt" style:font-size-asian="20.5pt" style:font-size-complex="20.5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28.5pt" style:font-size-asian="28.5pt" style:font-size-complex="28.5pt"/>
    </style:style>
    <style:style style:name="P6" style:family="paragraph">
      <loext:graphic-properties draw:fill="solid" draw:fill-color="#1d1d1d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9.5pt" style:font-size-asian="9.5pt" style:font-size-complex="9.5pt"/>
    </style:style>
    <style:style style:name="P11" style:family="paragraph">
      <loext:graphic-properties draw:fill="none"/>
      <style:text-properties fo:font-size="8.5pt" style:font-size-asian="8.5pt" style:font-size-complex="8.5pt"/>
    </style:style>
    <style:style style:name="P12" style:family="paragraph">
      <loext:graphic-properties draw:fill="none"/>
      <style:text-properties fo:font-size="11.5pt" style:font-size-asian="11.5pt" style:font-size-complex="11.5pt"/>
    </style:style>
    <style:style style:name="P13" style:family="paragraph">
      <loext:graphic-properties draw:fill="solid" draw:fill-color="#9cdbfd"/>
    </style:style>
    <style:style style:name="P14" style:family="paragraph">
      <loext:graphic-properties draw:fill="solid" draw:fill-color="#cd9077"/>
    </style:style>
    <style:style style:name="T1" style:family="text">
      <style:text-properties fo:color="#000000" loext:opacity="100%" style:font-name="TimesNewRoman1" fo:font-size="20.5pt" fo:font-weight="bold" style:font-size-asian="20.5pt" style:font-weight-asian="bold" style:font-name-complex="TimesNewRoman1" style:font-size-complex="20.5pt" style:font-weight-complex="bold"/>
    </style:style>
    <style:style style:name="T2" style:family="text">
      <style:text-properties fo:color="#000000" loext:opacity="100%" style:font-name="TimesNewRoman1" fo:font-size="11pt" fo:font-weight="bold" style:font-size-asian="11pt" style:font-weight-asian="bold" style:font-name-complex="TimesNewRoman1" style:font-size-complex="11pt" style:font-weight-complex="bold"/>
    </style:style>
    <style:style style:name="T3" style:family="text">
      <style:text-properties fo:color="#000000" loext:opacity="100%" style:font-name="Calibri" fo:font-size="11pt" fo:font-weight="bold" style:font-size-asian="11pt" style:font-weight-asian="bold" style:font-name-complex="Calibri" style:font-size-complex="11pt" style:font-weight-complex="bold"/>
    </style:style>
    <style:style style:name="T4" style:family="text">
      <style:text-properties fo:color="#000000" loext:opacity="100%" style:font-name="TimesNewRoman1" fo:font-size="28.5pt" fo:font-weight="bold" style:font-size-asian="28.5pt" style:font-weight-asian="bold" style:font-name-complex="TimesNewRoman1" style:font-size-complex="28.5pt" style:font-weight-complex="bold"/>
    </style:style>
    <style:style style:name="T5" style:family="text">
      <style:text-properties fo:color="#c485bf" loext:opacity="100%" style:font-name="Consolas1" fo:font-size="11pt" fo:font-weight="normal" style:font-size-asian="11pt" style:font-weight-asian="normal" style:font-name-complex="Consolas1" style:font-size-complex="11pt" style:font-weight-complex="normal"/>
    </style:style>
    <style:style style:name="T6" style:family="text">
      <style:text-properties fo:color="#d4d4d4" loext:opacity="100%" style:font-name="Consolas1" fo:font-size="11pt" fo:font-weight="normal" style:font-size-asian="11pt" style:font-weight-asian="normal" style:font-name-complex="Consolas1" style:font-size-complex="11pt" style:font-weight-complex="normal"/>
    </style:style>
    <style:style style:name="T7" style:family="text">
      <style:text-properties fo:color="#ffffff" loext:opacity="100%" style:font-name="Consolas1" fo:font-size="11pt" fo:font-weight="normal" style:font-size-asian="11pt" style:font-weight-asian="normal" style:font-name-complex="Consolas1" style:font-size-complex="11pt" style:font-weight-complex="normal"/>
    </style:style>
    <style:style style:name="T8" style:family="text">
      <style:text-properties fo:color="#699954" loext:opacity="100%" style:font-name="Consolas1" fo:font-size="11pt" fo:font-weight="normal" style:font-size-asian="11pt" style:font-weight-asian="normal" style:font-name-complex="Consolas1" style:font-size-complex="11pt" style:font-weight-complex="normal"/>
    </style:style>
    <style:style style:name="T9" style:family="text">
      <style:text-properties fo:color="#cd9077" loext:opacity="100%" style:font-name="Consolas1" fo:font-size="11pt" fo:font-weight="normal" style:font-size-asian="11pt" style:font-weight-asian="normal" style:font-name-complex="Consolas1" style:font-size-complex="11pt" style:font-weight-complex="normal"/>
    </style:style>
    <style:style style:name="T10" style:family="text">
      <style:text-properties fo:color="#9cdbfd" loext:opacity="100%" style:font-name="Consolas1" fo:font-size="11pt" fo:font-weight="normal" style:font-size-asian="11pt" style:font-weight-asian="normal" style:font-name-complex="Consolas1" style:font-size-complex="11pt" style:font-weight-complex="normal"/>
    </style:style>
    <style:style style:name="T11" style:family="text">
      <style:text-properties fo:color="#569cd6" loext:opacity="100%" style:font-name="Consolas1" fo:font-size="11pt" fo:font-weight="normal" style:font-size-asian="11pt" style:font-weight-asian="normal" style:font-name-complex="Consolas1" style:font-size-complex="11pt" style:font-weight-complex="normal"/>
    </style:style>
    <style:style style:name="T12" style:family="text">
      <style:text-properties fo:color="#ffffff" loext:opacity="100%" style:font-name="Consolas1" fo:font-size="12pt" fo:font-weight="normal" style:font-size-asian="12pt" style:font-weight-asian="normal" style:font-name-complex="Consolas1" style:font-size-complex="12pt" style:font-weight-complex="normal"/>
    </style:style>
    <style:style style:name="T13" style:family="text">
      <style:text-properties fo:color="#ffffff" loext:opacity="100%" style:font-name="Consolas1" fo:font-size="8pt" fo:font-weight="normal" style:font-size-asian="8pt" style:font-weight-asian="normal" style:font-name-complex="Consolas1" style:font-size-complex="8pt" style:font-weight-complex="normal"/>
    </style:style>
    <style:style style:name="T14" style:family="text">
      <style:text-properties fo:color="#dbdbaa" loext:opacity="100%" style:font-name="Consolas1" fo:font-size="10pt" fo:font-weight="normal" style:font-size-asian="10pt" style:font-weight-asian="normal" style:font-name-complex="Consolas1" style:font-size-complex="10pt" style:font-weight-complex="normal"/>
    </style:style>
    <style:style style:name="T15" style:family="text">
      <style:text-properties fo:color="#d4d4d4" loext:opacity="100%" style:font-name="Consolas1" fo:font-size="10pt" fo:font-weight="normal" style:font-size-asian="10pt" style:font-weight-asian="normal" style:font-name-complex="Consolas1" style:font-size-complex="10pt" style:font-weight-complex="normal"/>
    </style:style>
    <style:style style:name="T16" style:family="text">
      <style:text-properties fo:color="#cd9077" loext:opacity="100%" style:font-name="Consolas1" fo:font-size="10pt" fo:font-weight="normal" style:font-size-asian="10pt" style:font-weight-asian="normal" style:font-name-complex="Consolas1" style:font-size-complex="10pt" style:font-weight-complex="normal"/>
    </style:style>
    <style:style style:name="T17" style:family="text">
      <style:text-properties fo:color="#569cd6" loext:opacity="100%" style:font-name="Consolas1" fo:font-size="10pt" fo:font-weight="normal" style:font-size-asian="10pt" style:font-weight-asian="normal" style:font-name-complex="Consolas1" style:font-size-complex="10pt" style:font-weight-complex="normal"/>
    </style:style>
    <style:style style:name="T18" style:family="text">
      <style:text-properties fo:color="#000000" loext:opacity="100%" style:font-name="Consolas1" fo:font-size="10pt" fo:font-weight="normal" style:font-size-asian="10pt" style:font-weight-asian="normal" style:font-name-complex="Consolas1" style:font-size-complex="10pt" style:font-weight-complex="normal"/>
    </style:style>
    <style:style style:name="T19" style:family="text">
      <style:text-properties fo:color="#c485bf" loext:opacity="100%" style:font-name="Consolas1" fo:font-size="10pt" fo:font-weight="normal" style:font-size-asian="10pt" style:font-weight-asian="normal" style:font-name-complex="Consolas1" style:font-size-complex="10pt" style:font-weight-complex="normal"/>
    </style:style>
    <style:style style:name="T20" style:family="text">
      <style:text-properties fo:color="#000000" loext:opacity="100%" style:font-name="Consolas1" fo:font-size="11pt" fo:font-weight="normal" style:font-size-asian="11pt" style:font-weight-asian="normal" style:font-name-complex="Consolas1" style:font-size-complex="11pt" style:font-weight-complex="normal"/>
    </style:style>
    <style:style style:name="T21" style:family="text">
      <style:text-properties fo:color="#000000" loext:opacity="100%" style:font-name="Consolas1" fo:font-size="9.5pt" fo:font-weight="normal" style:font-size-asian="9.5pt" style:font-weight-asian="normal" style:font-name-complex="Consolas1" style:font-size-complex="9.5pt" style:font-weight-complex="normal"/>
    </style:style>
    <style:style style:name="T22" style:family="text">
      <style:text-properties fo:color="#699954" loext:opacity="100%" style:font-name="Consolas1" fo:font-size="10pt" fo:font-weight="normal" style:font-size-asian="10pt" style:font-weight-asian="normal" style:font-name-complex="Consolas1" style:font-size-complex="10pt" style:font-weight-complex="normal"/>
    </style:style>
    <style:style style:name="T23" style:family="text">
      <style:text-properties fo:color="#9cdbfd" loext:opacity="100%" style:font-name="Consolas1" fo:font-size="10pt" fo:font-weight="normal" style:font-size-asian="10pt" style:font-weight-asian="normal" style:font-name-complex="Consolas1" style:font-size-complex="10pt" style:font-weight-complex="normal"/>
    </style:style>
    <style:style style:name="T24" style:family="text">
      <style:text-properties fo:color="#b5cda8" loext:opacity="100%" style:font-name="Consolas1" fo:font-size="10pt" fo:font-weight="normal" style:font-size-asian="10pt" style:font-weight-asian="normal" style:font-name-complex="Consolas1" style:font-size-complex="10pt" style:font-weight-complex="normal"/>
    </style:style>
    <style:style style:name="T25" style:family="text">
      <style:text-properties fo:color="#000000" loext:opacity="100%" style:font-name="Consolas1" fo:font-size="8.5pt" fo:font-weight="normal" style:font-size-asian="8.5pt" style:font-weight-asian="normal" style:font-name-complex="Consolas1" style:font-size-complex="8.5pt" style:font-weight-complex="normal"/>
    </style:style>
    <style:style style:name="T26" style:family="text">
      <style:text-properties fo:color="#000000" loext:opacity="100%" style:font-name="Consolas1" fo:font-size="11.5pt" fo:font-weight="normal" style:font-size-asian="11.5pt" style:font-weight-asian="normal" style:font-name-complex="Consolas1" style:font-size-complex="11.5pt" style:font-weight-complex="normal"/>
    </style:style>
    <style:style style:name="T27" style:family="text">
      <style:text-properties fo:color="#000000" loext:opacity="100%" style:font-name="Consolas1" fo:font-size="8pt" fo:font-weight="normal" style:font-size-asian="8pt" style:font-weight-asian="normal" style:font-name-complex="Consolas1" style:font-size-complex="8pt" style:font-weight-complex="normal"/>
    </style:style>
    <style:style style:name="T28" style:family="text">
      <style:text-properties fo:color="#9cdbfd" loext:opacity="100%" style:font-name="TimesNewRoman1" fo:font-size="10pt" fo:font-weight="normal" style:font-size-asian="10pt" style:font-weight-asian="normal" style:font-name-complex="TimesNewRoman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682cm" svg:height="0.801cm" svg:x="6.776cm" svg:y="2.426cm">
          <draw:text-box>
            <text:p text:style-name="P1"><text:span text:style-name="T1">Project Development </text:span></text:p>
          </draw:text-box>
        </draw:frame>
        <draw:frame draw:style-name="gr1" draw:text-style-name="P2" draw:layer="layout" svg:width="4.756cm" svg:height="0.801cm" svg:x="9.494cm" svg:y="3.591cm">
          <draw:text-box>
            <text:p text:style-name="P1"><text:span text:style-name="T1">Phase Sprint-4 </text:span></text:p>
          </draw:text-box>
        </draw:frame>
        <draw:frame draw:style-name="gr2" draw:text-style-name="P3" draw:layer="layout" svg:width="0.878cm" svg:height="0.433cm" svg:x="7.518cm" svg:y="4.771cm">
          <draw:text-box>
            <text:p text:style-name="P1"><text:span text:style-name="T2">Date </text:span></text:p>
          </draw:text-box>
        </draw:frame>
        <draw:polygon draw:style-name="gr3" draw:text-style-name="P4" draw:layer="layout" svg:width="0.017cm" svg:height="0.018cm" svg:x="5.365cm" svg:y="4.728cm" svg:viewBox="0 0 18 19" draw:points="0,19 18,19 18,0 0,0">
          <text:p/>
        </draw:polygon>
        <draw:polygon draw:style-name="gr3" draw:text-style-name="P4" draw:layer="layout" svg:width="0.017cm" svg:height="0.018cm" svg:x="5.365cm" svg:y="4.728cm" svg:viewBox="0 0 18 19" draw:points="0,19 18,19 18,0 0,0">
          <text:p/>
        </draw:polygon>
        <draw:polygon draw:style-name="gr3" draw:text-style-name="P4" draw:layer="layout" svg:width="5.055cm" svg:height="0.018cm" svg:x="5.382cm" svg:y="4.728cm" svg:viewBox="0 0 5056 19" draw:points="0,19 5056,19 5056,0 0,0">
          <text:p/>
        </draw:polygon>
        <draw:polygon draw:style-name="gr3" draw:text-style-name="P4" draw:layer="layout" svg:width="0.018cm" svg:height="0.018cm" svg:x="10.437cm" svg:y="4.728cm" svg:viewBox="0 0 19 19" draw:points="0,19 19,19 19,0 0,0">
          <text:p/>
        </draw:polygon>
        <draw:polygon draw:style-name="gr3" draw:text-style-name="P4" draw:layer="layout" svg:width="5.78cm" svg:height="0.018cm" svg:x="10.455cm" svg:y="4.728cm" svg:viewBox="0 0 5781 19" draw:points="0,19 5781,19 5781,0 0,0">
          <text:p/>
        </draw:polygon>
        <draw:polygon draw:style-name="gr3" draw:text-style-name="P4" draw:layer="layout" svg:width="0.018cm" svg:height="0.018cm" svg:x="16.234cm" svg:y="4.728cm" svg:viewBox="0 0 19 19" draw:points="0,19 19,19 19,0 0,0">
          <text:p/>
        </draw:polygon>
        <draw:polygon draw:style-name="gr3" draw:text-style-name="P4" draw:layer="layout" svg:width="0.018cm" svg:height="0.018cm" svg:x="16.234cm" svg:y="4.728cm" svg:viewBox="0 0 19 19" draw:points="0,19 19,19 19,0 0,0">
          <text:p/>
        </draw:polygon>
        <draw:polygon draw:style-name="gr3" draw:text-style-name="P4" draw:layer="layout" svg:width="0.017cm" svg:height="0.503cm" svg:x="5.365cm" svg:y="4.746cm" svg:viewBox="0 0 18 504" draw:points="0,504 18,504 18,0 0,0">
          <text:p/>
        </draw:polygon>
        <draw:polygon draw:style-name="gr3" draw:text-style-name="P4" draw:layer="layout" svg:width="0.018cm" svg:height="0.503cm" svg:x="10.437cm" svg:y="4.746cm" svg:viewBox="0 0 19 504" draw:points="0,504 19,504 19,0 0,0">
          <text:p/>
        </draw:polygon>
        <draw:polygon draw:style-name="gr3" draw:text-style-name="P4" draw:layer="layout" svg:width="0.018cm" svg:height="0.503cm" svg:x="16.234cm" svg:y="4.746cm" svg:viewBox="0 0 19 504" draw:points="0,504 19,504 19,0 0,0">
          <text:p/>
        </draw:polygon>
        <draw:frame draw:style-name="gr2" draw:text-style-name="P3" draw:layer="layout" svg:width="3.169cm" svg:height="0.39cm" svg:x="11.815cm" svg:y="4.835cm">
          <draw:text-box>
            <text:p text:style-name="P1"><text:span text:style-name="T3">11 November 2022 </text:span></text:p>
          </draw:text-box>
        </draw:frame>
        <draw:frame draw:style-name="gr2" draw:text-style-name="P3" draw:layer="layout" svg:width="1.581cm" svg:height="0.433cm" svg:x="7.173cm" svg:y="5.292cm">
          <draw:text-box>
            <text:p text:style-name="P1"><text:span text:style-name="T2">Team ID </text:span></text:p>
          </draw:text-box>
        </draw:frame>
        <draw:polygon draw:style-name="gr3" draw:text-style-name="P4" draw:layer="layout" svg:width="0.017cm" svg:height="0.017cm" svg:x="5.365cm" svg:y="5.249cm" svg:viewBox="0 0 18 18" draw:points="0,18 18,18 18,0 0,0">
          <text:p/>
        </draw:polygon>
        <draw:polygon draw:style-name="gr3" draw:text-style-name="P4" draw:layer="layout" svg:width="5.055cm" svg:height="0.017cm" svg:x="5.382cm" svg:y="5.249cm" svg:viewBox="0 0 5056 18" draw:points="0,18 5056,18 5056,0 0,0">
          <text:p/>
        </draw:polygon>
        <draw:polygon draw:style-name="gr3" draw:text-style-name="P4" draw:layer="layout" svg:width="0.018cm" svg:height="0.017cm" svg:x="10.437cm" svg:y="5.249cm" svg:viewBox="0 0 19 18" draw:points="0,18 19,18 19,0 0,0">
          <text:p/>
        </draw:polygon>
        <draw:polygon draw:style-name="gr3" draw:text-style-name="P4" draw:layer="layout" svg:width="5.78cm" svg:height="0.017cm" svg:x="10.455cm" svg:y="5.249cm" svg:viewBox="0 0 5781 18" draw:points="0,18 5781,18 5781,0 0,0">
          <text:p/>
        </draw:polygon>
        <draw:polygon draw:style-name="gr3" draw:text-style-name="P4" draw:layer="layout" svg:width="0.018cm" svg:height="0.017cm" svg:x="16.234cm" svg:y="5.249cm" svg:viewBox="0 0 19 18" draw:points="0,18 19,18 19,0 0,0">
          <text:p/>
        </draw:polygon>
        <draw:polygon draw:style-name="gr3" draw:text-style-name="P4" draw:layer="layout" svg:width="0.017cm" svg:height="0.503cm" svg:x="5.365cm" svg:y="5.266cm" svg:viewBox="0 0 18 504" draw:points="0,504 18,504 18,0 0,0">
          <text:p/>
        </draw:polygon>
        <draw:polygon draw:style-name="gr3" draw:text-style-name="P4" draw:layer="layout" svg:width="0.018cm" svg:height="0.503cm" svg:x="10.437cm" svg:y="5.266cm" svg:viewBox="0 0 19 504" draw:points="0,504 19,504 19,0 0,0">
          <text:p/>
        </draw:polygon>
        <draw:polygon draw:style-name="gr3" draw:text-style-name="P4" draw:layer="layout" svg:width="0.018cm" svg:height="0.503cm" svg:x="16.234cm" svg:y="5.266cm" svg:viewBox="0 0 19 504" draw:points="0,504 19,504 19,0 0,0">
          <text:p/>
        </draw:polygon>
        <draw:frame draw:style-name="gr2" draw:text-style-name="P3" draw:layer="layout" svg:width="3.427cm" svg:height="0.39cm" svg:x="11.7cm" svg:y="5.355cm">
          <draw:text-box>
            <text:p text:style-name="P1"><text:span text:style-name="T3">PNT2022TMID41170 </text:span></text:p>
          </draw:text-box>
        </draw:frame>
        <draw:frame draw:style-name="gr2" draw:text-style-name="P3" draw:layer="layout" svg:width="2.385cm" svg:height="0.433cm" svg:x="6.767cm" svg:y="5.803cm">
          <draw:text-box>
            <text:p text:style-name="P1"><text:span text:style-name="T2">Project Name </text:span></text:p>
          </draw:text-box>
        </draw:frame>
        <draw:frame draw:style-name="gr2" draw:text-style-name="P3" draw:layer="layout" svg:width="4.367cm" svg:height="0.39cm" svg:x="11.214cm" svg:y="5.876cm">
          <draw:text-box>
            <text:p text:style-name="P1"><text:span text:style-name="T3">Virtual Eye - Life Guard for </text:span></text:p>
          </draw:text-box>
        </draw:frame>
        <draw:frame draw:style-name="gr2" draw:text-style-name="P3" draw:layer="layout" svg:width="4.341cm" svg:height="0.39cm" svg:x="11.232cm" svg:y="6.352cm">
          <draw:text-box>
            <text:p text:style-name="P1"><text:span text:style-name="T3">Swimming Pools to Detect </text:span></text:p>
          </draw:text-box>
        </draw:frame>
        <draw:polygon draw:style-name="gr3" draw:text-style-name="P4" draw:layer="layout" svg:width="0.017cm" svg:height="0.018cm" svg:x="5.365cm" svg:y="5.769cm" svg:viewBox="0 0 18 19" draw:points="0,19 18,19 18,0 0,0">
          <text:p/>
        </draw:polygon>
        <draw:polygon draw:style-name="gr3" draw:text-style-name="P4" draw:layer="layout" svg:width="5.055cm" svg:height="0.018cm" svg:x="5.382cm" svg:y="5.769cm" svg:viewBox="0 0 5056 19" draw:points="0,19 5056,19 5056,0 0,0">
          <text:p/>
        </draw:polygon>
        <draw:polygon draw:style-name="gr3" draw:text-style-name="P4" draw:layer="layout" svg:width="0.018cm" svg:height="0.018cm" svg:x="10.437cm" svg:y="5.769cm" svg:viewBox="0 0 19 19" draw:points="0,19 19,19 19,0 0,0">
          <text:p/>
        </draw:polygon>
        <draw:polygon draw:style-name="gr3" draw:text-style-name="P4" draw:layer="layout" svg:width="5.78cm" svg:height="0.018cm" svg:x="10.455cm" svg:y="5.769cm" svg:viewBox="0 0 5781 19" draw:points="0,19 5781,19 5781,0 0,0">
          <text:p/>
        </draw:polygon>
        <draw:polygon draw:style-name="gr3" draw:text-style-name="P4" draw:layer="layout" svg:width="0.018cm" svg:height="0.018cm" svg:x="16.234cm" svg:y="5.769cm" svg:viewBox="0 0 19 19" draw:points="0,19 19,19 19,0 0,0">
          <text:p/>
        </draw:polygon>
        <draw:polygon draw:style-name="gr3" draw:text-style-name="P4" draw:layer="layout" svg:width="0.017cm" svg:height="1.465cm" svg:x="5.365cm" svg:y="5.787cm" svg:viewBox="0 0 18 1466" draw:points="0,1466 18,1466 18,0 0,0">
          <text:p/>
        </draw:polygon>
        <draw:polygon draw:style-name="gr3" draw:text-style-name="P4" draw:layer="layout" svg:width="0.018cm" svg:height="1.465cm" svg:x="10.437cm" svg:y="5.787cm" svg:viewBox="0 0 19 1466" draw:points="0,1466 19,1466 19,0 0,0">
          <text:p/>
        </draw:polygon>
        <draw:polygon draw:style-name="gr3" draw:text-style-name="P4" draw:layer="layout" svg:width="0.018cm" svg:height="1.465cm" svg:x="16.234cm" svg:y="5.787cm" svg:viewBox="0 0 19 1466" draw:points="0,1466 19,1466 19,0 0,0">
          <text:p/>
        </draw:polygon>
        <draw:frame draw:style-name="gr2" draw:text-style-name="P3" draw:layer="layout" svg:width="2.771cm" svg:height="0.39cm" svg:x="12.009cm" svg:y="6.838cm">
          <draw:text-box>
            <text:p text:style-name="P1"><text:span text:style-name="T3">Active Drowning </text:span></text:p>
          </draw:text-box>
        </draw:frame>
        <draw:frame draw:style-name="gr2" draw:text-style-name="P3" draw:layer="layout" svg:width="3.037cm" svg:height="0.433cm" svg:x="6.45cm" svg:y="7.295cm">
          <draw:text-box>
            <text:p text:style-name="P1"><text:span text:style-name="T2">Maximum Marks </text:span></text:p>
          </draw:text-box>
        </draw:frame>
        <draw:polygon draw:style-name="gr3" draw:text-style-name="P4" draw:layer="layout" svg:width="0.017cm" svg:height="0.018cm" svg:x="5.365cm" svg:y="7.252cm" svg:viewBox="0 0 18 19" draw:points="0,19 18,19 18,0 0,0">
          <text:p/>
        </draw:polygon>
        <draw:polygon draw:style-name="gr3" draw:text-style-name="P4" draw:layer="layout" svg:width="5.055cm" svg:height="0.018cm" svg:x="5.382cm" svg:y="7.252cm" svg:viewBox="0 0 5056 19" draw:points="0,19 5056,19 5056,0 0,0">
          <text:p/>
        </draw:polygon>
        <draw:polygon draw:style-name="gr3" draw:text-style-name="P4" draw:layer="layout" svg:width="0.018cm" svg:height="0.018cm" svg:x="10.437cm" svg:y="7.252cm" svg:viewBox="0 0 19 19" draw:points="0,19 19,19 19,0 0,0">
          <text:p/>
        </draw:polygon>
        <draw:polygon draw:style-name="gr3" draw:text-style-name="P4" draw:layer="layout" svg:width="5.78cm" svg:height="0.018cm" svg:x="10.455cm" svg:y="7.252cm" svg:viewBox="0 0 5781 19" draw:points="0,19 5781,19 5781,0 0,0">
          <text:p/>
        </draw:polygon>
        <draw:polygon draw:style-name="gr3" draw:text-style-name="P4" draw:layer="layout" svg:width="0.018cm" svg:height="0.018cm" svg:x="16.234cm" svg:y="7.252cm" svg:viewBox="0 0 19 19" draw:points="0,19 19,19 19,0 0,0">
          <text:p/>
        </draw:polygon>
        <draw:polygon draw:style-name="gr3" draw:text-style-name="P4" draw:layer="layout" svg:width="0.017cm" svg:height="0.511cm" svg:x="5.365cm" svg:y="7.27cm" svg:viewBox="0 0 18 512" draw:points="0,512 18,512 18,0 0,0">
          <text:p/>
        </draw:polygon>
        <draw:polygon draw:style-name="gr3" draw:text-style-name="P4" draw:layer="layout" svg:width="0.017cm" svg:height="0.018cm" svg:x="5.365cm" svg:y="7.781cm" svg:viewBox="0 0 18 19" draw:points="0,19 18,19 18,0 0,0">
          <text:p/>
        </draw:polygon>
        <draw:polygon draw:style-name="gr3" draw:text-style-name="P4" draw:layer="layout" svg:width="0.017cm" svg:height="0.018cm" svg:x="5.365cm" svg:y="7.781cm" svg:viewBox="0 0 18 19" draw:points="0,19 18,19 18,0 0,0">
          <text:p/>
        </draw:polygon>
        <draw:polygon draw:style-name="gr3" draw:text-style-name="P4" draw:layer="layout" svg:width="5.055cm" svg:height="0.018cm" svg:x="5.382cm" svg:y="7.781cm" svg:viewBox="0 0 5056 19" draw:points="0,19 5056,19 5056,0 0,0">
          <text:p/>
        </draw:polygon>
        <draw:polygon draw:style-name="gr3" draw:text-style-name="P4" draw:layer="layout" svg:width="0.018cm" svg:height="0.511cm" svg:x="10.437cm" svg:y="7.27cm" svg:viewBox="0 0 19 512" draw:points="0,512 19,512 19,0 0,0">
          <text:p/>
        </draw:polygon>
        <draw:polygon draw:style-name="gr3" draw:text-style-name="P4" draw:layer="layout" svg:width="0.018cm" svg:height="0.018cm" svg:x="10.437cm" svg:y="7.781cm" svg:viewBox="0 0 19 19" draw:points="0,19 19,19 19,0 0,0">
          <text:p/>
        </draw:polygon>
        <draw:polygon draw:style-name="gr3" draw:text-style-name="P4" draw:layer="layout" svg:width="5.78cm" svg:height="0.018cm" svg:x="10.455cm" svg:y="7.781cm" svg:viewBox="0 0 5781 19" draw:points="0,19 5781,19 5781,0 0,0">
          <text:p/>
        </draw:polygon>
        <draw:polygon draw:style-name="gr3" draw:text-style-name="P4" draw:layer="layout" svg:width="0.018cm" svg:height="0.511cm" svg:x="16.234cm" svg:y="7.27cm" svg:viewBox="0 0 19 512" draw:points="0,512 19,512 19,0 0,0">
          <text:p/>
        </draw:polygon>
        <draw:polygon draw:style-name="gr3" draw:text-style-name="P4" draw:layer="layout" svg:width="0.018cm" svg:height="0.018cm" svg:x="16.234cm" svg:y="7.781cm" svg:viewBox="0 0 19 19" draw:points="0,19 19,19 19,0 0,0">
          <text:p/>
        </draw:polygon>
        <draw:polygon draw:style-name="gr3" draw:text-style-name="P4" draw:layer="layout" svg:width="0.018cm" svg:height="0.018cm" svg:x="16.234cm" svg:y="7.781cm" svg:viewBox="0 0 19 19" draw:points="0,19 19,19 19,0 0,0">
          <text:p/>
        </draw:polygon>
        <draw:frame draw:style-name="gr2" draw:text-style-name="P3" draw:layer="layout" svg:width="1.391cm" svg:height="0.39cm" svg:x="12.696cm" svg:y="7.358cm">
          <draw:text-box>
            <text:p text:style-name="P1"><text:span text:style-name="T3">8 Marks </text:span></text:p>
          </draw:text-box>
        </draw:frame>
        <draw:frame draw:style-name="gr4" draw:text-style-name="P5" draw:layer="layout" svg:width="1.004cm" svg:height="1.11cm" svg:x="3.035cm" svg:y="7.856cm">
          <draw:text-box>
            <text:p text:style-name="P1"><text:span text:style-name="T4"><text:s/></text:span></text:p>
          </draw:text-box>
        </draw:frame>
        <draw:polygon draw:style-name="gr5" draw:text-style-name="P6" draw:layer="layout" svg:width="15.063cm" svg:height="15.381cm" svg:x="3.256cm" svg:y="10.193cm" svg:viewBox="0 0 15064 15382" draw:points="0,15382 15064,15382 15064,0 0,0">
          <text:p/>
        </draw:polygon>
        <draw:frame draw:style-name="gr1" draw:text-style-name="P2" draw:layer="layout" svg:width="4.35cm" svg:height="0.801cm" svg:x="3.3cm" svg:y="8.998cm">
          <draw:text-box>
            <text:p text:style-name="P1"><text:span text:style-name="T1">Source Code: </text:span></text:p>
          </draw:text-box>
        </draw:frame>
        <draw:frame draw:style-name="gr2" draw:text-style-name="P3" draw:layer="layout" svg:width="1.945cm" svg:height="0.391cm" svg:x="3.3cm" svg:y="10.237cm">
          <draw:text-box>
            <text:p text:style-name="P1"><text:span text:style-name="T5">import</text:span><text:span text:style-name="T6">re</text:span><text:span text:style-name="T7"> </text:span></text:p>
          </draw:text-box>
        </draw:frame>
        <draw:frame draw:style-name="gr2" draw:text-style-name="P3" draw:layer="layout" svg:width="3.457cm" svg:height="0.391cm" svg:x="3.3cm" svg:y="10.731cm">
          <draw:text-box>
            <text:p text:style-name="P1"><text:span text:style-name="T5">import</text:span><text:span text:style-name="T6">numpy</text:span><text:span text:style-name="T5">as</text:span><text:span text:style-name="T6">np</text:span><text:span text:style-name="T5">i</text:span></text:p>
          </draw:text-box>
        </draw:frame>
        <draw:frame draw:style-name="gr2" draw:text-style-name="P3" draw:layer="layout" svg:width="1.73cm" svg:height="0.391cm" svg:x="3.3cm" svg:y="11.251cm">
          <draw:text-box>
            <text:p text:style-name="P1"><text:span text:style-name="T5">mport</text:span><text:span text:style-name="T6">os</text:span><text:span text:style-name="T7"> </text:span></text:p>
          </draw:text-box>
        </draw:frame>
        <draw:frame draw:style-name="gr2" draw:text-style-name="P3" draw:layer="layout" svg:width="9.934cm" svg:height="0.391cm" svg:x="3.3cm" svg:y="11.771cm">
          <draw:text-box>
            <text:p text:style-name="P1"><text:span text:style-name="T5">from</text:span><text:span text:style-name="T6">flask</text:span><text:span text:style-name="T5">import</text:span><text:span text:style-name="T6">Flask,app,request,render_templa</text:span></text:p>
          </draw:text-box>
        </draw:frame>
        <draw:frame draw:style-name="gr2" draw:text-style-name="P3" draw:layer="layout" svg:width="7.558cm" svg:height="0.391cm" svg:x="3.3cm" svg:y="12.301cm">
          <draw:text-box>
            <text:p text:style-name="P1"><text:span text:style-name="T6">te</text:span><text:span text:style-name="T5">from</text:span><text:span text:style-name="T6">tensorflow.keras</text:span><text:span text:style-name="T5">import</text:span><text:span text:style-name="T6">models</text:span><text:span text:style-name="T7"> </text:span></text:p>
          </draw:text-box>
        </draw:frame>
        <draw:frame draw:style-name="gr2" draw:text-style-name="P3" draw:layer="layout" svg:width="9.286cm" svg:height="0.391cm" svg:x="3.3cm" svg:y="12.822cm">
          <draw:text-box>
            <text:p text:style-name="P1"><text:span text:style-name="T5">from</text:span><text:span text:style-name="T6">tensorflow.keras.models</text:span><text:span text:style-name="T5">import</text:span><text:span text:style-name="T6">load_model</text:span></text:p>
          </draw:text-box>
        </draw:frame>
        <draw:frame draw:style-name="gr2" draw:text-style-name="P3" draw:layer="layout" svg:width="9.286cm" svg:height="0.391cm" svg:x="3.3cm" svg:y="13.342cm">
          <draw:text-box>
            <text:p text:style-name="P1"><text:span text:style-name="T5">from</text:span><text:span text:style-name="T6">tensorflow.keras.preprocessing</text:span><text:span text:style-name="T5">import</text:span><text:span text:style-name="T6">ima</text:span></text:p>
          </draw:text-box>
        </draw:frame>
        <draw:frame draw:style-name="gr2" draw:text-style-name="P3" draw:layer="layout" svg:width="0.65cm" svg:height="0.391cm" svg:x="3.3cm" svg:y="13.862cm">
          <draw:text-box>
            <text:p text:style-name="P1"><text:span text:style-name="T6">ge</text:span><text:span text:style-name="T7"> </text:span></text:p>
          </draw:text-box>
        </draw:frame>
        <draw:frame draw:style-name="gr2" draw:text-style-name="P3" draw:layer="layout" svg:width="11.229cm" svg:height="0.391cm" svg:x="3.3cm" svg:y="14.365cm">
          <draw:text-box>
            <text:p text:style-name="P1"><text:span text:style-name="T5">from</text:span><text:span text:style-name="T6">tensorflow.python.ops.gen_array_ops</text:span><text:span text:style-name="T5">import</text:span><text:span text:style-name="T6">concat</text:span><text:span text:style-name="T7"> </text:span></text:p>
          </draw:text-box>
        </draw:frame>
        <draw:frame draw:style-name="gr2" draw:text-style-name="P3" draw:layer="layout" svg:width="13.82cm" svg:height="0.391cm" svg:x="3.3cm" svg:y="14.85cm">
          <draw:text-box>
            <text:p text:style-name="P1"><text:span text:style-name="T5">from</text:span><text:span text:style-name="T6">tensorflow.keras.applications.inception_v3</text:span><text:span text:style-name="T5">import</text:span><text:span text:style-name="T6">preprocess_i</text:span></text:p>
          </draw:text-box>
        </draw:frame>
        <draw:frame draw:style-name="gr2" draw:text-style-name="P3" draw:layer="layout" svg:width="4.321cm" svg:height="0.391cm" svg:x="3.3cm" svg:y="15.371cm">
          <draw:text-box>
            <text:p text:style-name="P1"><text:span text:style-name="T6">nput</text:span><text:span text:style-name="T5">import</text:span><text:span text:style-name="T6">cvlib</text:span><text:span text:style-name="T5">as</text:span><text:span text:style-name="T6">cv</text:span><text:span text:style-name="T7"> </text:span></text:p>
          </draw:text-box>
        </draw:frame>
        <draw:frame draw:style-name="gr2" draw:text-style-name="P3" draw:layer="layout" svg:width="8.422cm" svg:height="0.391cm" svg:x="3.3cm" svg:y="15.883cm">
          <draw:text-box>
            <text:p text:style-name="P1"><text:span text:style-name="T5">from</text:span><text:span text:style-name="T6">cvlib.object_detection</text:span><text:span text:style-name="T5">import</text:span><text:span text:style-name="T6">draw_bb</text:span></text:p>
          </draw:text-box>
        </draw:frame>
        <draw:frame draw:style-name="gr2" draw:text-style-name="P3" draw:layer="layout" svg:width="2.593cm" svg:height="0.391cm" svg:x="3.3cm" svg:y="16.403cm">
          <draw:text-box>
            <text:p text:style-name="P1"><text:span text:style-name="T6">ox</text:span><text:span text:style-name="T5">import</text:span><text:span text:style-name="T6">cv2</text:span><text:span text:style-name="T7"> </text:span></text:p>
          </draw:text-box>
        </draw:frame>
        <draw:frame draw:style-name="gr2" draw:text-style-name="P3" draw:layer="layout" svg:width="2.377cm" svg:height="0.391cm" svg:x="3.3cm" svg:y="16.906cm">
          <draw:text-box>
            <text:p text:style-name="P1"><text:span text:style-name="T5">import</text:span><text:span text:style-name="T6">time</text:span><text:span text:style-name="T7"> </text:span></text:p>
          </draw:text-box>
        </draw:frame>
        <draw:frame draw:style-name="gr2" draw:text-style-name="P3" draw:layer="layout" svg:width="3.457cm" svg:height="0.391cm" svg:x="3.3cm" svg:y="17.4cm">
          <draw:text-box>
            <text:p text:style-name="P1"><text:span text:style-name="T5">import</text:span><text:span text:style-name="T6">numpy</text:span><text:span text:style-name="T5">as</text:span><text:span text:style-name="T6">np</text:span><text:span text:style-name="T7"> </text:span></text:p>
          </draw:text-box>
        </draw:frame>
        <draw:frame draw:style-name="gr2" draw:text-style-name="P3" draw:layer="layout" svg:width="5.831cm" svg:height="0.391cm" svg:x="3.3cm" svg:y="17.912cm">
          <draw:text-box>
            <text:p text:style-name="P1"><text:span text:style-name="T5">from</text:span><text:span text:style-name="T6">playsound</text:span><text:span text:style-name="T5">import</text:span><text:span text:style-name="T6">playsoun</text:span></text:p>
          </draw:text-box>
        </draw:frame>
        <draw:frame draw:style-name="gr2" draw:text-style-name="P3" draw:layer="layout" svg:width="3.456cm" svg:height="0.391cm" svg:x="3.3cm" svg:y="18.433cm">
          <draw:text-box>
            <text:p text:style-name="P1"><text:span text:style-name="T6">d</text:span><text:span text:style-name="T5">import</text:span><text:span text:style-name="T6">requests</text:span><text:span text:style-name="T7"> </text:span></text:p>
          </draw:text-box>
        </draw:frame>
        <draw:frame draw:style-name="gr2" draw:text-style-name="P3" draw:layer="layout" svg:width="13.172cm" svg:height="0.391cm" svg:x="3.3cm" svg:y="18.971cm">
          <draw:text-box>
            <text:p text:style-name="P1"><text:span text:style-name="T5">from</text:span><text:span text:style-name="T6">flask</text:span><text:span text:style-name="T5">import</text:span><text:span text:style-name="T6">Flask,request,render_template,redirect,url_for</text:span></text:p>
          </draw:text-box>
        </draw:frame>
        <draw:frame draw:style-name="gr2" draw:text-style-name="P3" draw:layer="layout" svg:width="3.672cm" svg:height="0.391cm" svg:x="3.3cm" svg:y="19.482cm">
          <draw:text-box>
            <text:p text:style-name="P1"><text:span text:style-name="T8">#Loadingthemodel</text:span><text:span text:style-name="T7"> </text:span></text:p>
          </draw:text-box>
        </draw:frame>
        <draw:frame draw:style-name="gr2" draw:text-style-name="P3" draw:layer="layout" svg:width="6.911cm" svg:height="0.391cm" svg:x="3.3cm" svg:y="20.435cm">
          <draw:text-box>
            <text:p text:style-name="P1"><text:span text:style-name="T5">from</text:span><text:span text:style-name="T6">cloudant.client</text:span><text:span text:style-name="T5">import</text:span><text:span text:style-name="T6">Cloudan</text:span></text:p>
          </draw:text-box>
        </draw:frame>
        <draw:frame draw:style-name="gr2" draw:text-style-name="P3" draw:layer="layout" svg:width="6.695cm" svg:height="0.391cm" svg:x="3.3cm" svg:y="21.379cm">
          <draw:text-box>
            <text:p text:style-name="P1"><text:span text:style-name="T6">t</text:span><text:span text:style-name="T8">#AuthenticateusinganIAMAPIkey</text:span><text:span text:style-name="T7"> </text:span></text:p>
          </draw:text-box>
        </draw:frame>
        <draw:frame draw:style-name="gr2" draw:text-style-name="P3" draw:layer="layout" svg:width="12.74cm" svg:height="0.391cm" svg:x="3.3cm" svg:y="21.873cm">
          <draw:text-box>
            <text:p text:style-name="P1"><text:span text:style-name="T6">client=Cloudant.iam(</text:span><text:span text:style-name="T9">'2eb40045-a8d6-450d-9d24-52cc7cbb2810-</text:span><text:span text:style-name="T7"> </text:span></text:p>
          </draw:text-box>
        </draw:frame>
        <draw:frame draw:style-name="gr2" draw:text-style-name="P3" draw:layer="layout" svg:width="15.115cm" svg:height="0.391cm" svg:x="3.3cm" svg:y="22.358cm">
          <draw:text-box>
            <text:p text:style-name="P1"><text:span text:style-name="T9">bluemix'</text:span><text:span text:style-name="T6">,</text:span><text:span text:style-name="T9">'Ud0wunTPOI_8h5ZtEqi1IXk1gIKeYLmpUsCn0EeO8T4z'</text:span><text:span text:style-name="T6">,</text:span><text:span text:style-name="T10">connect</text:span><text:span text:style-name="T6">=</text:span><text:span text:style-name="T11">True</text:span><text:span text:style-name="T6">)</text:span><text:span text:style-name="T7"> </text:span></text:p>
          </draw:text-box>
        </draw:frame>
        <draw:frame draw:style-name="gr2" draw:text-style-name="P3" draw:layer="layout" svg:width="0.387cm" svg:height="0.391cm" svg:x="3.256cm" svg:y="22.817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22cm" svg:height="0.424cm" svg:x="3.256cm" svg:y="23.29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8.854cm" svg:height="0.391cm" svg:x="3.3cm" svg:y="23.779cm">
          <draw:text-box>
            <text:p text:style-name="P1"><text:span text:style-name="T8"># Create a database using an initialized </text:span></text:p>
          </draw:text-box>
        </draw:frame>
        <draw:frame draw:style-name="gr2" draw:text-style-name="P3" draw:layer="layout" svg:width="9.934cm" svg:height="0.391cm" svg:x="3.3cm" svg:y="24.299cm">
          <draw:text-box>
            <text:p text:style-name="P1"><text:span text:style-name="T8">client</text:span><text:span text:style-name="T6">my_database=client.create_database(</text:span><text:span text:style-name="T9">'my_d</text:span></text:p>
          </draw:text-box>
        </draw:frame>
        <draw:frame draw:style-name="gr2" draw:text-style-name="P3" draw:layer="layout" svg:width="2.161cm" svg:height="0.391cm" svg:x="3.3cm" svg:y="24.82cm">
          <draw:text-box>
            <text:p text:style-name="P1"><text:span text:style-name="T9">atabase'</text:span><text:span text:style-name="T6">)</text:span><text:span text:style-name="T7"> </text:span></text:p>
          </draw:text-box>
        </draw:frame>
        <draw:frame draw:style-name="gr7" draw:text-style-name="P8" draw:layer="layout" svg:width="0.281cm" svg:height="0.285cm" svg:x="3.256cm" svg:y="25.339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5.184cm" svg:height="0.391cm" svg:x="3.3cm" svg:y="26.179cm">
          <draw:text-box>
            <text:p text:style-name="P1"><text:span text:style-name="T6">app=Flask(</text:span><text:span text:style-name="T10">name</text:span><text:span text:style-name="T6">)</text:span><text:span text:style-name="T8">#defaulth</text:span></text:p>
          </draw:text-box>
        </draw:frame>
        <draw:frame draw:style-name="gr2" draw:text-style-name="P3" draw:layer="layout" svg:width="3.241cm" svg:height="0.391cm" svg:x="3.3cm" svg:y="27.114cm">
          <draw:text-box>
            <text:p text:style-name="P1"><text:span text:style-name="T8">omepageorroute</text:span><text:span text:style-name="T7"> </text:span></text:p>
          </draw:text-box>
        </draw:frame>
      </draw:page>
      <draw:page draw:name="page2" draw:style-name="dp1" draw:master-page-name="master-page52">
        <draw:polygon draw:style-name="gr5" draw:text-style-name="P6" draw:layer="layout" svg:width="15.061cm" svg:height="23.003cm" svg:x="3.256cm" svg:y="2.388cm" svg:viewBox="0 0 15062 23004" draw:points="15062,0 0,0 0,473 0,947 0,23004 15062,23004 15062,473">
          <text:p/>
        </draw:polygon>
        <draw:frame draw:style-name="gr8" draw:text-style-name="P9" draw:layer="layout" svg:width="3.117cm" svg:height="0.352cm" svg:x="3.3cm" svg:y="2.517cm">
          <draw:text-box>
            <text:p text:style-name="P1"><text:span text:style-name="T14">@app.route</text:span><text:span text:style-name="T15">(</text:span><text:span text:style-name="T16">'/'</text:span><text:span text:style-name="T15">) </text:span></text:p>
          </draw:text-box>
        </draw:frame>
        <draw:frame draw:style-name="gr8" draw:text-style-name="P9" draw:layer="layout" svg:width="2.534cm" svg:height="0.352cm" svg:x="3.3cm" svg:y="2.985cm">
          <draw:text-box>
            <text:p text:style-name="P1"><text:span text:style-name="T17">def </text:span><text:span text:style-name="T14">index</text:span><text:span text:style-name="T15">():</text:span><text:span text:style-name="T18"> </text:span></text:p>
          </draw:text-box>
        </draw:frame>
        <draw:frame draw:style-name="gr8" draw:text-style-name="P9" draw:layer="layout" svg:width="7.208cm" svg:height="0.352cm" svg:x="4.068cm" svg:y="3.443cm">
          <draw:text-box>
            <text:p text:style-name="P1"><text:span text:style-name="T19">return </text:span><text:span text:style-name="T15">render_template(</text:span><text:span text:style-name="T16">'index.html'</text:span><text:span text:style-name="T15">)</text:span><text:span text:style-name="T18"> </text:span></text:p>
          </draw:text-box>
        </draw:frame>
        <draw:frame draw:style-name="gr8" draw:text-style-name="P9" draw:layer="layout" svg:width="0.352cm" svg:height="0.352cm" svg:x="3.035cm" svg:y="3.858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0.352cm" svg:height="0.352cm" svg:x="3.035cm" svg:y="4.273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0.387cm" svg:height="0.391cm" svg:x="3.035cm" svg:y="4.705cm">
          <draw:text-box>
            <text:p text:style-name="P1"><text:span text:style-name="T20"><text:s/></text:span></text:p>
          </draw:text-box>
        </draw:frame>
        <draw:frame draw:style-name="gr8" draw:text-style-name="P9" draw:layer="layout" svg:width="4.676cm" svg:height="0.352cm" svg:x="3.3cm" svg:y="5.269cm">
          <draw:text-box>
            <text:p text:style-name="P1"><text:span text:style-name="T14">@app.route</text:span><text:span text:style-name="T15">(</text:span><text:span text:style-name="T16">'/index.html'</text:span></text:p>
          </draw:text-box>
        </draw:frame>
        <draw:frame draw:style-name="gr8" draw:text-style-name="P9" draw:layer="layout" svg:width="2.728cm" svg:height="0.352cm" svg:x="3.3cm" svg:y="5.737cm">
          <draw:text-box>
            <text:p text:style-name="P1"><text:span text:style-name="T15">) </text:span><text:span text:style-name="T17">def </text:span><text:span text:style-name="T14">home</text:span><text:span text:style-name="T15">():</text:span><text:span text:style-name="T18"> </text:span></text:p>
          </draw:text-box>
        </draw:frame>
        <draw:frame draw:style-name="gr8" draw:text-style-name="P9" draw:layer="layout" svg:width="7.208cm" svg:height="0.352cm" svg:x="4.068cm" svg:y="6.204cm">
          <draw:text-box>
            <text:p text:style-name="P1"><text:span text:style-name="T19">return </text:span><text:span text:style-name="T15">render_template(</text:span><text:span text:style-name="T16">"index.html"</text:span><text:span text:style-name="T15">)</text:span><text:span text:style-name="T18"> </text:span></text:p>
          </draw:text-box>
        </draw:frame>
        <draw:frame draw:style-name="gr8" draw:text-style-name="P9" draw:layer="layout" svg:width="0.352cm" svg:height="0.352cm" svg:x="3.035cm" svg:y="6.62cm">
          <draw:text-box>
            <text:p text:style-name="P1"><text:span text:style-name="T18"><text:s/></text:span></text:p>
          </draw:text-box>
        </draw:frame>
        <draw:frame draw:style-name="gr9" draw:text-style-name="P10" draw:layer="layout" svg:width="0.334cm" svg:height="0.336cm" svg:x="3.035cm" svg:y="7.039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3.702cm" svg:height="0.352cm" svg:x="3.3cm" svg:y="7.555cm">
          <draw:text-box>
            <text:p text:style-name="P1"><text:span text:style-name="T22">#registration page </text:span></text:p>
          </draw:text-box>
        </draw:frame>
        <draw:frame draw:style-name="gr8" draw:text-style-name="P9" draw:layer="layout" svg:width="4.675cm" svg:height="0.352cm" svg:x="3.3cm" svg:y="8.022cm">
          <draw:text-box>
            <text:p text:style-name="P1"><text:span text:style-name="T14">@app.route</text:span><text:span text:style-name="T15">(</text:span><text:span text:style-name="T16">'/register'</text:span><text:span text:style-name="T15">) </text:span></text:p>
          </draw:text-box>
        </draw:frame>
        <draw:frame draw:style-name="gr8" draw:text-style-name="P9" draw:layer="layout" svg:width="3.118cm" svg:height="0.352cm" svg:x="3.3cm" svg:y="8.498cm">
          <draw:text-box>
            <text:p text:style-name="P1"><text:span text:style-name="T17">def </text:span><text:span text:style-name="T14">register</text:span><text:span text:style-name="T15">():</text:span><text:span text:style-name="T18"> </text:span></text:p>
          </draw:text-box>
        </draw:frame>
        <draw:frame draw:style-name="gr8" draw:text-style-name="P9" draw:layer="layout" svg:width="7.792cm" svg:height="0.352cm" svg:x="4.068cm" svg:y="8.966cm">
          <draw:text-box>
            <text:p text:style-name="P1"><text:span text:style-name="T19">return </text:span><text:span text:style-name="T15">render_template(</text:span><text:span text:style-name="T16">'register.html'</text:span><text:span text:style-name="T15">)</text:span><text:span text:style-name="T18"> </text:span></text:p>
          </draw:text-box>
        </draw:frame>
        <draw:frame draw:style-name="gr8" draw:text-style-name="P9" draw:layer="layout" svg:width="0.352cm" svg:height="0.352cm" svg:x="3.035cm" svg:y="9.38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4.675cm" svg:height="0.352cm" svg:x="3.3cm" svg:y="9.91cm">
          <draw:text-box>
            <text:p text:style-name="P1"><text:span text:style-name="T14">@app.route</text:span><text:span text:style-name="T15">(</text:span><text:span text:style-name="T16">'/afterreg'</text:span><text:span text:style-name="T15">, </text:span></text:p>
          </draw:text-box>
        </draw:frame>
        <draw:frame draw:style-name="gr8" draw:text-style-name="P9" draw:layer="layout" svg:width="6.622cm" svg:height="0.352cm" svg:x="3.3cm" svg:y="10.386cm">
          <draw:text-box>
            <text:p text:style-name="P1"><text:span text:style-name="T23">methods</text:span><text:span text:style-name="T15">=[</text:span><text:span text:style-name="T16">'POST'</text:span><text:span text:style-name="T15">]) </text:span><text:span text:style-name="T17">def </text:span><text:span text:style-name="T14">afterreg</text:span><text:span text:style-name="T15">():</text:span><text:span text:style-name="T18"> </text:span></text:p>
          </draw:text-box>
        </draw:frame>
        <draw:frame draw:style-name="gr8" draw:text-style-name="P9" draw:layer="layout" svg:width="3.117cm" svg:height="0.352cm" svg:x="4.068cm" svg:y="10.863cm">
          <draw:text-box>
            <text:p text:style-name="P1"><text:span text:style-name="T15">x = [x </text:span><text:span text:style-name="T19">for </text:span><text:span text:style-name="T15">x </text:span><text:span text:style-name="T19">in </text:span></text:p>
          </draw:text-box>
        </draw:frame>
        <draw:frame draw:style-name="gr8" draw:text-style-name="P9" draw:layer="layout" svg:width="6.234cm" svg:height="0.352cm" svg:x="4.068cm" svg:y="11.339cm">
          <draw:text-box>
            <text:p text:style-name="P1"><text:span text:style-name="T15">request.form.values()] </text:span><text:span text:style-name="T14">print</text:span><text:span text:style-name="T15">(x)</text:span><text:span text:style-name="T18"> </text:span></text:p>
          </draw:text-box>
        </draw:frame>
        <draw:frame draw:style-name="gr8" draw:text-style-name="P9" draw:layer="layout" svg:width="1.755cm" svg:height="0.352cm" svg:x="4.068cm" svg:y="11.789cm">
          <draw:text-box>
            <text:p text:style-name="P1"><text:span text:style-name="T15">data = {</text:span><text:span text:style-name="T18"> </text:span></text:p>
          </draw:text-box>
        </draw:frame>
        <draw:frame draw:style-name="gr8" draw:text-style-name="P9" draw:layer="layout" svg:width="5.844cm" svg:height="0.352cm" svg:x="4.068cm" svg:y="12.275cm">
          <draw:text-box>
            <text:p text:style-name="P1"><text:span text:style-name="T16">'_id'</text:span><text:span text:style-name="T15">: x[</text:span><text:span text:style-name="T24">1</text:span><text:span text:style-name="T15">], </text:span><text:span text:style-name="T22"># Setting _id is </text:span></text:p>
          </draw:text-box>
        </draw:frame>
        <draw:frame draw:style-name="gr8" draw:text-style-name="P9" draw:layer="layout" svg:width="4.481cm" svg:height="0.352cm" svg:x="4.068cm" svg:y="12.742cm">
          <draw:text-box>
            <text:p text:style-name="P1"><text:span text:style-name="T22">optional </text:span><text:span text:style-name="T16">'name'</text:span><text:span text:style-name="T15">: x[</text:span><text:span text:style-name="T24">0</text:span><text:span text:style-name="T15">],</text:span><text:span text:style-name="T18"> </text:span></text:p>
          </draw:text-box>
        </draw:frame>
        <draw:frame draw:style-name="gr8" draw:text-style-name="P9" draw:layer="layout" svg:width="2.145cm" svg:height="0.352cm" svg:x="4.068cm" svg:y="13.201cm">
          <draw:text-box>
            <text:p text:style-name="P1"><text:span text:style-name="T16">'psw'</text:span><text:span text:style-name="T15">:x[</text:span><text:span text:style-name="T24">2</text:span><text:span text:style-name="T15">]</text:span><text:span text:style-name="T18"> </text:span></text:p>
          </draw:text-box>
        </draw:frame>
        <draw:frame draw:style-name="gr8" draw:text-style-name="P9" draw:layer="layout" svg:width="0.392cm" svg:height="0.352cm" svg:x="4.068cm" svg:y="13.668cm">
          <draw:text-box>
            <text:p text:style-name="P1"><text:span text:style-name="T15">}</text:span><text:span text:style-name="T18"> </text:span></text:p>
          </draw:text-box>
        </draw:frame>
        <draw:frame draw:style-name="gr8" draw:text-style-name="P9" draw:layer="layout" svg:width="2.339cm" svg:height="0.352cm" svg:x="4.068cm" svg:y="14.144cm">
          <draw:text-box>
            <text:p text:style-name="P1"><text:span text:style-name="T14">print</text:span><text:span text:style-name="T15">(data)</text:span><text:span text:style-name="T18"> </text:span></text:p>
          </draw:text-box>
        </draw:frame>
        <draw:frame draw:style-name="gr8" draw:text-style-name="P9" draw:layer="layout" svg:width="0.352cm" svg:height="0.352cm" svg:x="3.035cm" svg:y="14.568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7.403cm" svg:height="0.352cm" svg:x="4.068cm" svg:y="15.089cm">
          <draw:text-box>
            <text:p text:style-name="P1"><text:span text:style-name="T15">query = {</text:span><text:span text:style-name="T16">'_id'</text:span><text:span text:style-name="T15">: {</text:span><text:span text:style-name="T16">'$eq'</text:span><text:span text:style-name="T15">: data[</text:span><text:span text:style-name="T16">'_id'</text:span><text:span text:style-name="T15">]}}</text:span><text:span text:style-name="T18"> </text:span></text:p>
          </draw:text-box>
        </draw:frame>
        <draw:frame draw:style-name="gr8" draw:text-style-name="P9" draw:layer="layout" svg:width="0.352cm" svg:height="0.352cm" svg:x="3.035cm" svg:y="15.512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1.365cm" svg:height="0.352cm" svg:x="4.068cm" svg:y="16.042cm">
          <draw:text-box>
            <text:p text:style-name="P1"><text:span text:style-name="T15">docs = </text:span></text:p>
          </draw:text-box>
        </draw:frame>
        <draw:frame draw:style-name="gr8" draw:text-style-name="P9" draw:layer="layout" svg:width="7.012cm" svg:height="0.352cm" svg:x="4.068cm" svg:y="16.518cm">
          <draw:text-box>
            <text:p text:style-name="P1"><text:span text:style-name="T15">my_database.get_query_result(query) </text:span></text:p>
          </draw:text-box>
        </draw:frame>
        <draw:frame draw:style-name="gr8" draw:text-style-name="P9" draw:layer="layout" svg:width="2.339cm" svg:height="0.352cm" svg:x="4.068cm" svg:y="16.985cm">
          <draw:text-box>
            <text:p text:style-name="P1"><text:span text:style-name="T14">print</text:span><text:span text:style-name="T15">(docs)</text:span><text:span text:style-name="T18"> </text:span></text:p>
          </draw:text-box>
        </draw:frame>
        <draw:frame draw:style-name="gr10" draw:text-style-name="P11" draw:layer="layout" svg:width="0.299cm" svg:height="0.302cm" svg:x="3.035cm" svg:y="17.448cm">
          <draw:text-box>
            <text:p text:style-name="P1"><text:span text:style-name="T25"><text:s/></text:span></text:p>
          </draw:text-box>
        </draw:frame>
        <draw:frame draw:style-name="gr8" draw:text-style-name="P9" draw:layer="layout" svg:width="4.482cm" svg:height="0.352cm" svg:x="4.068cm" svg:y="17.921cm">
          <draw:text-box>
            <text:p text:style-name="P1"><text:span text:style-name="T14">print</text:span><text:span text:style-name="T15">(</text:span><text:span text:style-name="T14">len</text:span><text:span text:style-name="T15">(docs.all()))</text:span><text:span text:style-name="T18"> </text:span></text:p>
          </draw:text-box>
        </draw:frame>
        <draw:frame draw:style-name="gr8" draw:text-style-name="P9" draw:layer="layout" svg:width="0.352cm" svg:height="0.352cm" svg:x="3.035cm" svg:y="18.353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4.675cm" svg:height="0.352cm" svg:x="4.068cm" svg:y="18.873cm">
          <draw:text-box>
            <text:p text:style-name="P1"><text:span text:style-name="T19">if</text:span><text:span text:style-name="T15">(</text:span><text:span text:style-name="T14">len</text:span><text:span text:style-name="T15">(docs.all())==</text:span><text:span text:style-name="T24">0</text:span><text:span text:style-name="T15">):</text:span><text:span text:style-name="T18"> </text:span></text:p>
          </draw:text-box>
        </draw:frame>
        <draw:frame draw:style-name="gr8" draw:text-style-name="P9" draw:layer="layout" svg:width="1.17cm" svg:height="0.352cm" svg:x="4.835cm" svg:y="19.35cm">
          <draw:text-box>
            <text:p text:style-name="P1"><text:span text:style-name="T15">url = </text:span></text:p>
          </draw:text-box>
        </draw:frame>
        <draw:frame draw:style-name="gr8" draw:text-style-name="P9" draw:layer="layout" svg:width="6.623cm" svg:height="0.352cm" svg:x="4.835cm" svg:y="19.826cm">
          <draw:text-box>
            <text:p text:style-name="P1"><text:span text:style-name="T15">my_database.create_document(data) </text:span></text:p>
          </draw:text-box>
        </draw:frame>
        <draw:frame draw:style-name="gr8" draw:text-style-name="P9" draw:layer="layout" svg:width="5.844cm" svg:height="0.352cm" svg:x="4.835cm" svg:y="20.294cm">
          <draw:text-box>
            <text:p text:style-name="P1"><text:span text:style-name="T22">#response = requests.get(url)</text:span><text:span text:style-name="T18"> </text:span></text:p>
          </draw:text-box>
        </draw:frame>
        <draw:frame draw:style-name="gr8" draw:text-style-name="P9" draw:layer="layout" svg:width="11.491cm" svg:height="0.352cm" svg:x="4.835cm" svg:y="20.762cm">
          <draw:text-box>
            <text:p text:style-name="P1"><text:span text:style-name="T19">return </text:span><text:span text:style-name="T15">render_template(</text:span><text:span text:style-name="T16">'register.html'</text:span><text:span text:style-name="T15">, </text:span><text:span text:style-name="T23">pred</text:span><text:span text:style-name="T15">=</text:span><text:span text:style-name="T16">"Registration </text:span></text:p>
          </draw:text-box>
        </draw:frame>
        <draw:frame draw:style-name="gr8" draw:text-style-name="P9" draw:layer="layout" svg:width="8.96cm" svg:height="0.352cm" svg:x="3.3cm" svg:y="21.238cm">
          <draw:text-box>
            <text:p text:style-name="P1"><text:span text:style-name="T16">Successful, please login using your details"</text:span><text:span text:style-name="T15">)</text:span><text:span text:style-name="T18"> </text:span></text:p>
          </draw:text-box>
        </draw:frame>
        <draw:frame draw:style-name="gr8" draw:text-style-name="P9" draw:layer="layout" svg:width="1.171cm" svg:height="0.352cm" svg:x="4.068cm" svg:y="21.697cm">
          <draw:text-box>
            <text:p text:style-name="P1"><text:span text:style-name="T19">else</text:span><text:span text:style-name="T15">:</text:span><text:span text:style-name="T18"> </text:span></text:p>
          </draw:text-box>
        </draw:frame>
        <draw:frame draw:style-name="gr8" draw:text-style-name="P9" draw:layer="layout" svg:width="12.075cm" svg:height="0.352cm" svg:x="4.835cm" svg:y="22.164cm">
          <draw:text-box>
            <text:p text:style-name="P1"><text:span text:style-name="T19">return </text:span><text:span text:style-name="T15">render_template(</text:span><text:span text:style-name="T16">'register.html'</text:span><text:span text:style-name="T15">, </text:span><text:span text:style-name="T23">pred</text:span><text:span text:style-name="T15">=</text:span><text:span text:style-name="T16">"You are already </text:span></text:p>
          </draw:text-box>
        </draw:frame>
        <draw:frame draw:style-name="gr8" draw:text-style-name="P9" draw:layer="layout" svg:width="8.571cm" svg:height="0.352cm" svg:x="3.3cm" svg:y="22.64cm">
          <draw:text-box>
            <text:p text:style-name="P1"><text:span text:style-name="T16">a member, please login using your details"</text:span><text:span text:style-name="T15">)</text:span><text:span text:style-name="T18"> </text:span></text:p>
          </draw:text-box>
        </draw:frame>
        <draw:frame draw:style-name="gr10" draw:text-style-name="P11" draw:layer="layout" svg:width="0.299cm" svg:height="0.302cm" svg:x="3.035cm" svg:y="23.112cm">
          <draw:text-box>
            <text:p text:style-name="P1"><text:span text:style-name="T25"><text:s/></text:span></text:p>
          </draw:text-box>
        </draw:frame>
        <draw:frame draw:style-name="gr8" draw:text-style-name="P9" draw:layer="layout" svg:width="2.339cm" svg:height="0.352cm" svg:x="3.3cm" svg:y="23.593cm">
          <draw:text-box>
            <text:p text:style-name="P1"><text:span text:style-name="T22">#login page </text:span></text:p>
          </draw:text-box>
        </draw:frame>
        <draw:frame draw:style-name="gr8" draw:text-style-name="P9" draw:layer="layout" svg:width="4.091cm" svg:height="0.352cm" svg:x="3.3cm" svg:y="24.061cm">
          <draw:text-box>
            <text:p text:style-name="P1"><text:span text:style-name="T14">@app.route</text:span><text:span text:style-name="T15">(</text:span><text:span text:style-name="T16">'/login'</text:span><text:span text:style-name="T15">) </text:span></text:p>
          </draw:text-box>
        </draw:frame>
        <draw:frame draw:style-name="gr8" draw:text-style-name="P9" draw:layer="layout" svg:width="2.534cm" svg:height="0.352cm" svg:x="3.3cm" svg:y="24.528cm">
          <draw:text-box>
            <text:p text:style-name="P1"><text:span text:style-name="T17">def </text:span><text:span text:style-name="T14">login</text:span><text:span text:style-name="T15">():</text:span><text:span text:style-name="T18"> </text:span></text:p>
          </draw:text-box>
        </draw:frame>
        <draw:frame draw:style-name="gr8" draw:text-style-name="P9" draw:layer="layout" svg:width="7.208cm" svg:height="0.352cm" svg:x="4.068cm" svg:y="25.005cm">
          <draw:text-box>
            <text:p text:style-name="P1"><text:span text:style-name="T19">return </text:span><text:span text:style-name="T15">render_template(</text:span><text:span text:style-name="T16">'login.html'</text:span><text:span text:style-name="T15">)</text:span><text:span text:style-name="T18"> </text:span></text:p>
          </draw:text-box>
        </draw:frame>
        <draw:frame draw:style-name="gr8" draw:text-style-name="P9" draw:layer="layout" svg:width="0.352cm" svg:height="0.352cm" svg:x="3.035cm" svg:y="25.419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8.18cm" svg:height="0.352cm" svg:x="3.3cm" svg:y="25.94cm">
          <draw:text-box>
            <text:p text:style-name="P1"><text:span text:style-name="T14">@app.route</text:span><text:span text:style-name="T15">(</text:span><text:span text:style-name="T16">'/afterlogin'</text:span><text:span text:style-name="T15">,</text:span><text:span text:style-name="T23">methods</text:span><text:span text:style-name="T15">=[</text:span><text:span text:style-name="T16">'POST'</text:span><text:span text:style-name="T15">])</text:span></text:p>
          </draw:text-box>
        </draw:frame>
      </draw:page>
      <draw:page draw:name="page3" draw:style-name="dp1" draw:master-page-name="master-page52">
        <draw:polygon draw:style-name="gr5" draw:text-style-name="P6" draw:layer="layout" svg:width="15.061cm" svg:height="23.079cm" svg:x="3.256cm" svg:y="2.388cm" svg:viewBox="0 0 15062 23080" draw:points="15062,0 0,0 0,473 0,947 0,23080 15062,23080 15062,473">
          <text:p/>
        </draw:polygon>
        <draw:frame draw:style-name="gr8" draw:text-style-name="P9" draw:layer="layout" svg:width="3.507cm" svg:height="0.352cm" svg:x="3.3cm" svg:y="2.508cm">
          <draw:text-box>
            <text:p text:style-name="P1"><text:span text:style-name="T17">def </text:span><text:span text:style-name="T14">afterlogin</text:span><text:span text:style-name="T15">():</text:span><text:span text:style-name="T18"> </text:span></text:p>
          </draw:text-box>
        </draw:frame>
        <draw:frame draw:style-name="gr8" draw:text-style-name="P9" draw:layer="layout" svg:width="5.26cm" svg:height="0.352cm" svg:x="4.068cm" svg:y="2.985cm">
          <draw:text-box>
            <text:p text:style-name="P1"><text:span text:style-name="T15">user = request.form[</text:span><text:span text:style-name="T16">'_id'</text:span><text:span text:style-name="T15">] </text:span></text:p>
          </draw:text-box>
        </draw:frame>
        <draw:frame draw:style-name="gr8" draw:text-style-name="P9" draw:layer="layout" svg:width="1.56cm" svg:height="0.352cm" svg:x="4.068cm" svg:y="3.461cm">
          <draw:text-box>
            <text:p text:style-name="P1"><text:span text:style-name="T15">passw = </text:span></text:p>
          </draw:text-box>
        </draw:frame>
        <draw:frame draw:style-name="gr8" draw:text-style-name="P9" draw:layer="layout" svg:width="3.897cm" svg:height="0.352cm" svg:x="4.068cm" svg:y="3.929cm">
          <draw:text-box>
            <text:p text:style-name="P1"><text:span text:style-name="T15">request.form[</text:span><text:span text:style-name="T16">'psw'</text:span><text:span text:style-name="T15">] </text:span></text:p>
          </draw:text-box>
        </draw:frame>
        <draw:frame draw:style-name="gr8" draw:text-style-name="P9" draw:layer="layout" svg:width="3.508cm" svg:height="0.352cm" svg:x="4.068cm" svg:y="4.396cm">
          <draw:text-box>
            <text:p text:style-name="P1"><text:span text:style-name="T14">print</text:span><text:span text:style-name="T15">(user,passw)</text:span><text:span text:style-name="T18"> </text:span></text:p>
          </draw:text-box>
        </draw:frame>
        <draw:frame draw:style-name="gr10" draw:text-style-name="P11" draw:layer="layout" svg:width="0.299cm" svg:height="0.302cm" svg:x="3.035cm" svg:y="4.868cm">
          <draw:text-box>
            <text:p text:style-name="P1"><text:span text:style-name="T25"><text:s/></text:span></text:p>
          </draw:text-box>
        </draw:frame>
        <draw:frame draw:style-name="gr8" draw:text-style-name="P9" draw:layer="layout" svg:width="6.04cm" svg:height="0.352cm" svg:x="4.068cm" svg:y="5.34cm">
          <draw:text-box>
            <text:p text:style-name="P1"><text:span text:style-name="T15">query = {</text:span><text:span text:style-name="T16">'_id'</text:span><text:span text:style-name="T15">: {</text:span><text:span text:style-name="T16">'$eq'</text:span><text:span text:style-name="T15">: user}}</text:span><text:span text:style-name="T18"> </text:span></text:p>
          </draw:text-box>
        </draw:frame>
        <draw:frame draw:style-name="gr8" draw:text-style-name="P9" draw:layer="layout" svg:width="0.352cm" svg:height="0.352cm" svg:x="3.035cm" svg:y="5.763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1.365cm" svg:height="0.352cm" svg:x="4.068cm" svg:y="6.292cm">
          <draw:text-box>
            <text:p text:style-name="P1"><text:span text:style-name="T15">docs = </text:span></text:p>
          </draw:text-box>
        </draw:frame>
        <draw:frame draw:style-name="gr8" draw:text-style-name="P9" draw:layer="layout" svg:width="7.012cm" svg:height="0.352cm" svg:x="4.068cm" svg:y="6.761cm">
          <draw:text-box>
            <text:p text:style-name="P1"><text:span text:style-name="T15">my_database.get_query_result(query) </text:span></text:p>
          </draw:text-box>
        </draw:frame>
        <draw:frame draw:style-name="gr8" draw:text-style-name="P9" draw:layer="layout" svg:width="2.339cm" svg:height="0.352cm" svg:x="4.068cm" svg:y="7.237cm">
          <draw:text-box>
            <text:p text:style-name="P1"><text:span text:style-name="T14">print</text:span><text:span text:style-name="T15">(docs)</text:span><text:span text:style-name="T18"> </text:span></text:p>
          </draw:text-box>
        </draw:frame>
        <draw:frame draw:style-name="gr10" draw:text-style-name="P11" draw:layer="layout" svg:width="0.299cm" svg:height="0.302cm" svg:x="3.035cm" svg:y="7.7cm">
          <draw:text-box>
            <text:p text:style-name="P1"><text:span text:style-name="T25"><text:s/></text:span></text:p>
          </draw:text-box>
        </draw:frame>
        <draw:frame draw:style-name="gr8" draw:text-style-name="P9" draw:layer="layout" svg:width="4.482cm" svg:height="0.352cm" svg:x="4.068cm" svg:y="8.172cm">
          <draw:text-box>
            <text:p text:style-name="P1"><text:span text:style-name="T14">print</text:span><text:span text:style-name="T15">(</text:span><text:span text:style-name="T14">len</text:span><text:span text:style-name="T15">(docs.all()))</text:span><text:span text:style-name="T18"> </text:span></text:p>
          </draw:text-box>
        </draw:frame>
        <draw:frame draw:style-name="gr8" draw:text-style-name="P9" draw:layer="layout" svg:width="0.352cm" svg:height="0.352cm" svg:x="3.035cm" svg:y="8.595cm">
          <draw:text-box>
            <text:p text:style-name="P1"><text:span text:style-name="T18"><text:s/></text:span></text:p>
          </draw:text-box>
        </draw:frame>
        <draw:frame draw:style-name="gr11" draw:text-style-name="P12" draw:layer="layout" svg:width="0.405cm" svg:height="0.408cm" svg:x="3.035cm" svg:y="9.023cm">
          <draw:text-box>
            <text:p text:style-name="P1"><text:span text:style-name="T26"><text:s/></text:span></text:p>
          </draw:text-box>
        </draw:frame>
        <draw:frame draw:style-name="gr8" draw:text-style-name="P9" draw:layer="layout" svg:width="4.675cm" svg:height="0.352cm" svg:x="4.068cm" svg:y="9.602cm">
          <draw:text-box>
            <text:p text:style-name="P1"><text:span text:style-name="T19">if</text:span><text:span text:style-name="T15">(</text:span><text:span text:style-name="T14">len</text:span><text:span text:style-name="T15">(docs.all())==</text:span><text:span text:style-name="T24">0</text:span><text:span text:style-name="T15">):</text:span><text:span text:style-name="T18"> </text:span></text:p>
          </draw:text-box>
        </draw:frame>
        <draw:frame draw:style-name="gr8" draw:text-style-name="P9" draw:layer="layout" svg:width="11.491cm" svg:height="0.352cm" svg:x="4.835cm" svg:y="10.069cm">
          <draw:text-box>
            <text:p text:style-name="P1"><text:span text:style-name="T19">return </text:span><text:span text:style-name="T15">render_template(</text:span><text:span text:style-name="T16">'login.html'</text:span><text:span text:style-name="T15">, </text:span><text:span text:style-name="T23">pred</text:span><text:span text:style-name="T15">=</text:span><text:span text:style-name="T16">"The username is </text:span></text:p>
          </draw:text-box>
        </draw:frame>
        <draw:frame draw:style-name="gr8" draw:text-style-name="P9" draw:layer="layout" svg:width="2.534cm" svg:height="0.352cm" svg:x="3.3cm" svg:y="10.545cm">
          <draw:text-box>
            <text:p text:style-name="P1"><text:span text:style-name="T16">not found."</text:span><text:span text:style-name="T15">)</text:span><text:span text:style-name="T18"> </text:span></text:p>
          </draw:text-box>
        </draw:frame>
        <draw:frame draw:style-name="gr8" draw:text-style-name="P9" draw:layer="layout" svg:width="1.171cm" svg:height="0.352cm" svg:x="4.068cm" svg:y="11.004cm">
          <draw:text-box>
            <text:p text:style-name="P1"><text:span text:style-name="T19">else</text:span><text:span text:style-name="T15">:</text:span><text:span text:style-name="T18"> </text:span></text:p>
          </draw:text-box>
        </draw:frame>
        <draw:frame draw:style-name="gr8" draw:text-style-name="P9" draw:layer="layout" svg:width="6.233cm" svg:height="0.352cm" svg:x="4.835cm" svg:y="11.48cm">
          <draw:text-box>
            <text:p text:style-name="P1"><text:span text:style-name="T19">if</text:span><text:span text:style-name="T15">((user==docs[</text:span><text:span text:style-name="T24">0</text:span><text:span text:style-name="T15">][</text:span><text:span text:style-name="T24">0</text:span><text:span text:style-name="T15">][</text:span><text:span text:style-name="T16">'_id'</text:span><text:span text:style-name="T15">] </text:span><text:span text:style-name="T17">and </text:span></text:p>
          </draw:text-box>
        </draw:frame>
        <draw:frame draw:style-name="gr8" draw:text-style-name="P9" draw:layer="layout" svg:width="6.818cm" svg:height="0.352cm" svg:x="5.594cm" svg:y="11.948cm">
          <draw:text-box>
            <text:p text:style-name="P1"><text:span text:style-name="T15">passw==docs[</text:span><text:span text:style-name="T24">0</text:span><text:span text:style-name="T15">][</text:span><text:span text:style-name="T24">0</text:span><text:span text:style-name="T15">][</text:span><text:span text:style-name="T16">'psw'</text:span><text:span text:style-name="T15">])): </text:span><text:span text:style-name="T19">return </text:span></text:p>
          </draw:text-box>
        </draw:frame>
        <draw:frame draw:style-name="gr8" draw:text-style-name="P9" draw:layer="layout" svg:width="6.233cm" svg:height="0.352cm" svg:x="5.594cm" svg:y="12.424cm">
          <draw:text-box>
            <text:p text:style-name="P1"><text:span text:style-name="T15">redirect(url_for(</text:span><text:span text:style-name="T16">'prediction'</text:span><text:span text:style-name="T15">))</text:span><text:span text:style-name="T18"> </text:span></text:p>
          </draw:text-box>
        </draw:frame>
        <draw:frame draw:style-name="gr8" draw:text-style-name="P9" draw:layer="layout" svg:width="1.171cm" svg:height="0.352cm" svg:x="4.835cm" svg:y="12.892cm">
          <draw:text-box>
            <text:p text:style-name="P1"><text:span text:style-name="T19">else</text:span><text:span text:style-name="T15">:</text:span><text:span text:style-name="T18"> </text:span></text:p>
          </draw:text-box>
        </draw:frame>
        <draw:frame draw:style-name="gr8" draw:text-style-name="P9" draw:layer="layout" svg:width="4.287cm" svg:height="0.352cm" svg:x="5.594cm" svg:y="13.368cm">
          <draw:text-box>
            <text:p text:style-name="P1"><text:span text:style-name="T14">print</text:span><text:span text:style-name="T15">(</text:span><text:span text:style-name="T16">'Invalid User'</text:span><text:span text:style-name="T15">)</text:span><text:span text:style-name="T18"> </text:span></text:p>
          </draw:text-box>
        </draw:frame>
        <draw:frame draw:style-name="gr8" draw:text-style-name="P9" draw:layer="layout" svg:width="0.352cm" svg:height="0.352cm" svg:x="3.035cm" svg:y="13.783cm">
          <draw:text-box>
            <text:p text:style-name="P1"><text:span text:style-name="T18"><text:s/></text:span></text:p>
          </draw:text-box>
        </draw:frame>
        <draw:frame draw:style-name="gr11" draw:text-style-name="P12" draw:layer="layout" svg:width="0.405cm" svg:height="0.408cm" svg:x="3.035cm" svg:y="14.202cm">
          <draw:text-box>
            <text:p text:style-name="P1"><text:span text:style-name="T26"><text:s/></text:span></text:p>
          </draw:text-box>
        </draw:frame>
        <draw:frame draw:style-name="gr8" draw:text-style-name="P9" draw:layer="layout" svg:width="4.286cm" svg:height="0.352cm" svg:x="3.3cm" svg:y="14.788cm">
          <draw:text-box>
            <text:p text:style-name="P1"><text:span text:style-name="T14">@app.route</text:span><text:span text:style-name="T15">(</text:span><text:span text:style-name="T16">'/logout'</text:span><text:span text:style-name="T15">) </text:span></text:p>
          </draw:text-box>
        </draw:frame>
        <draw:frame draw:style-name="gr8" draw:text-style-name="P9" draw:layer="layout" svg:width="2.728cm" svg:height="0.352cm" svg:x="3.3cm" svg:y="15.257cm">
          <draw:text-box>
            <text:p text:style-name="P1"><text:span text:style-name="T17">def </text:span><text:span text:style-name="T14">logout</text:span><text:span text:style-name="T15">():</text:span><text:span text:style-name="T18"> </text:span></text:p>
          </draw:text-box>
        </draw:frame>
        <draw:frame draw:style-name="gr8" draw:text-style-name="P9" draw:layer="layout" svg:width="7.403cm" svg:height="0.352cm" svg:x="4.068cm" svg:y="15.715cm">
          <draw:text-box>
            <text:p text:style-name="P1"><text:span text:style-name="T19">return </text:span><text:span text:style-name="T15">render_template(</text:span><text:span text:style-name="T16">'logout.html'</text:span><text:span text:style-name="T15">)</text:span><text:span text:style-name="T18"> </text:span></text:p>
          </draw:text-box>
        </draw:frame>
        <draw:frame draw:style-name="gr8" draw:text-style-name="P9" draw:layer="layout" svg:width="0.352cm" svg:height="0.352cm" svg:x="3.035cm" svg:y="16.139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4.676cm" svg:height="0.352cm" svg:x="3.3cm" svg:y="16.668cm">
          <draw:text-box>
            <text:p text:style-name="P1"><text:span text:style-name="T14">@app.route</text:span><text:span text:style-name="T15">(</text:span><text:span text:style-name="T16">'/prediction'</text:span></text:p>
          </draw:text-box>
        </draw:frame>
        <draw:frame draw:style-name="gr8" draw:text-style-name="P9" draw:layer="layout" svg:width="3.896cm" svg:height="0.352cm" svg:x="3.3cm" svg:y="17.144cm">
          <draw:text-box>
            <text:p text:style-name="P1"><text:span text:style-name="T15">) </text:span><text:span text:style-name="T17">def </text:span><text:span text:style-name="T14">prediction</text:span><text:span text:style-name="T15">():</text:span><text:span text:style-name="T18"> </text:span></text:p>
          </draw:text-box>
        </draw:frame>
        <draw:frame draw:style-name="gr8" draw:text-style-name="P9" draw:layer="layout" svg:width="8.181cm" svg:height="0.352cm" svg:x="4.068cm" svg:y="17.603cm">
          <draw:text-box>
            <text:p text:style-name="P1"><text:span text:style-name="T19">return </text:span><text:span text:style-name="T15">render_template(</text:span><text:span text:style-name="T16">'prediction.html'</text:span><text:span text:style-name="T15">)</text:span><text:span text:style-name="T18"> </text:span></text:p>
          </draw:text-box>
        </draw:frame>
        <draw:frame draw:style-name="gr8" draw:text-style-name="P9" draw:layer="layout" svg:width="0.352cm" svg:height="0.352cm" svg:x="3.035cm" svg:y="18.018cm">
          <draw:text-box>
            <text:p text:style-name="P1"><text:span text:style-name="T18"><text:s/></text:span></text:p>
          </draw:text-box>
        </draw:frame>
        <draw:frame draw:style-name="gr9" draw:text-style-name="P10" draw:layer="layout" svg:width="0.334cm" svg:height="0.336cm" svg:x="3.035cm" svg:y="18.428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8.376cm" svg:height="0.352cm" svg:x="3.3cm" svg:y="18.944cm">
          <draw:text-box>
            <text:p text:style-name="P1"><text:span text:style-name="T14">@app.route</text:span><text:span text:style-name="T15">(</text:span><text:span text:style-name="T16">'/result'</text:span><text:span text:style-name="T15">,</text:span><text:span text:style-name="T23">methods</text:span><text:span text:style-name="T15">=[</text:span><text:span text:style-name="T16">"GET"</text:span><text:span text:style-name="T15">,</text:span><text:span text:style-name="T16">"POST"</text:span><text:span text:style-name="T15">]</text:span></text:p>
          </draw:text-box>
        </draw:frame>
        <draw:frame draw:style-name="gr8" draw:text-style-name="P9" draw:layer="layout" svg:width="2.533cm" svg:height="0.352cm" svg:x="3.3cm" svg:y="19.42cm">
          <draw:text-box>
            <text:p text:style-name="P1"><text:span text:style-name="T15">) </text:span><text:span text:style-name="T17">def </text:span><text:span text:style-name="T14">res</text:span><text:span text:style-name="T15">():</text:span><text:span text:style-name="T18"> </text:span></text:p>
          </draw:text-box>
        </draw:frame>
        <draw:frame draw:style-name="gr8" draw:text-style-name="P9" draw:layer="layout" svg:width="8.181cm" svg:height="0.352cm" svg:x="4.068cm" svg:y="19.87cm">
          <draw:text-box>
            <text:p text:style-name="P1"><text:span text:style-name="T15">webcam = cv2.VideoCapture(</text:span><text:span text:style-name="T16">'drowning.mp4'</text:span><text:span text:style-name="T15">)</text:span><text:span text:style-name="T18"> </text:span></text:p>
          </draw:text-box>
        </draw:frame>
        <draw:frame draw:style-name="gr8" draw:text-style-name="P9" draw:layer="layout" svg:width="0.352cm" svg:height="0.352cm" svg:x="3.035cm" svg:y="20.302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5.065cm" svg:height="0.352cm" svg:x="4.068cm" svg:y="20.832cm">
          <draw:text-box>
            <text:p text:style-name="P1"><text:span text:style-name="T19">if </text:span><text:span text:style-name="T17">not </text:span><text:span text:style-name="T15">webcam.isOpened(): </text:span></text:p>
          </draw:text-box>
        </draw:frame>
        <draw:frame draw:style-name="gr8" draw:text-style-name="P9" draw:layer="layout" svg:width="4.287cm" svg:height="0.352cm" svg:x="4.835cm" svg:y="21.3cm">
          <draw:text-box>
            <text:p text:style-name="P1"><text:span text:style-name="T14">print</text:span><text:span text:style-name="T15">(</text:span><text:span text:style-name="T16">"Could not open </text:span></text:p>
          </draw:text-box>
        </draw:frame>
        <draw:frame draw:style-name="gr8" draw:text-style-name="P9" draw:layer="layout" svg:width="3.117cm" svg:height="0.352cm" svg:x="4.835cm" svg:y="21.776cm">
          <draw:text-box>
            <text:p text:style-name="P1"><text:span text:style-name="T16">webcam"</text:span><text:span text:style-name="T15">) </text:span><text:span text:style-name="T14">exit</text:span><text:span text:style-name="T15">()</text:span><text:span text:style-name="T18"> </text:span></text:p>
          </draw:text-box>
        </draw:frame>
        <draw:frame draw:style-name="gr10" draw:text-style-name="P11" draw:layer="layout" svg:width="0.299cm" svg:height="0.302cm" svg:x="3.035cm" svg:y="22.239cm">
          <draw:text-box>
            <text:p text:style-name="P1"><text:span text:style-name="T25"><text:s/></text:span></text:p>
          </draw:text-box>
        </draw:frame>
        <draw:frame draw:style-name="gr8" draw:text-style-name="P9" draw:layer="layout" svg:width="9.933cm" svg:height="0.352cm" svg:x="4.068cm" svg:y="22.711cm">
          <draw:text-box>
            <text:p text:style-name="P1"><text:span text:style-name="T15">t0 = time.time() </text:span><text:span text:style-name="T22">#gives time in seconds after 1970</text:span><text:span text:style-name="T18"> </text:span></text:p>
          </draw:text-box>
        </draw:frame>
        <draw:frame draw:style-name="gr8" draw:text-style-name="P9" draw:layer="layout" svg:width="0.352cm" svg:height="0.352cm" svg:x="3.035cm" svg:y="23.134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12.66cm" svg:height="0.352cm" svg:x="4.068cm" svg:y="23.664cm">
          <draw:text-box>
            <text:p text:style-name="P1"><text:span text:style-name="T22">#variable dcount stands for how many seconds the person has been </text:span></text:p>
          </draw:text-box>
        </draw:frame>
        <draw:frame draw:style-name="gr8" draw:text-style-name="P9" draw:layer="layout" svg:width="3.702cm" svg:height="0.352cm" svg:x="3.3cm" svg:y="24.132cm">
          <draw:text-box>
            <text:p text:style-name="P1"><text:span text:style-name="T22">standing still for</text:span><text:span text:style-name="T18"> </text:span></text:p>
          </draw:text-box>
        </draw:frame>
        <draw:frame draw:style-name="gr8" draw:text-style-name="P9" draw:layer="layout" svg:width="1.949cm" svg:height="0.352cm" svg:x="4.068cm" svg:y="24.599cm">
          <draw:text-box>
            <text:p text:style-name="P1"><text:span text:style-name="T15">centre0 = </text:span></text:p>
          </draw:text-box>
        </draw:frame>
        <draw:frame draw:style-name="gr8" draw:text-style-name="P9" draw:layer="layout" svg:width="2.339cm" svg:height="0.352cm" svg:x="4.068cm" svg:y="25.075cm">
          <draw:text-box>
            <text:p text:style-name="P1"><text:span text:style-name="T15">np.zeros(</text:span><text:span text:style-name="T24">2</text:span><text:span text:style-name="T15">) </text:span></text:p>
          </draw:text-box>
        </draw:frame>
        <draw:frame draw:style-name="gr8" draw:text-style-name="P9" draw:layer="layout" svg:width="3.703cm" svg:height="0.352cm" svg:x="4.068cm" svg:y="25.552cm">
          <draw:text-box>
            <text:p text:style-name="P1"><text:span text:style-name="T15">isDrowning = </text:span><text:span text:style-name="T17">False</text:span><text:span text:style-name="T18"> </text:span></text:p>
          </draw:text-box>
        </draw:frame>
        <draw:frame draw:style-name="gr10" draw:text-style-name="P11" draw:layer="layout" svg:width="0.299cm" svg:height="0.302cm" svg:x="3.035cm" svg:y="26.014cm">
          <draw:text-box>
            <text:p text:style-name="P1"><text:span text:style-name="T25"><text:s/></text:span></text:p>
          </draw:text-box>
        </draw:frame>
        <draw:frame draw:style-name="gr8" draw:text-style-name="P9" draw:layer="layout" svg:width="12.465cm" svg:height="0.352cm" svg:x="4.068cm" svg:y="26.496cm">
          <draw:text-box>
            <text:p text:style-name="P1"><text:span text:style-name="T22">#this loop happens approximately every 1 second, so if a person </text:span></text:p>
          </draw:text-box>
        </draw:frame>
        <draw:frame draw:style-name="gr8" draw:text-style-name="P9" draw:layer="layout" svg:width="2.534cm" svg:height="0.352cm" svg:x="3.3cm" svg:y="26.972cm">
          <draw:text-box>
            <text:p text:style-name="P1"><text:span text:style-name="T22">doesn't move,</text:span></text:p>
          </draw:text-box>
        </draw:frame>
      </draw:page>
      <draw:page draw:name="page4" draw:style-name="dp1" draw:master-page-name="master-page52">
        <draw:polygon draw:style-name="gr5" draw:text-style-name="P6" draw:layer="layout" svg:width="15.061cm" svg:height="23.079cm" svg:x="3.256cm" svg:y="2.388cm" svg:viewBox="0 0 15062 23080" draw:points="15062,0 0,0 0,473 0,947 0,23080 15062,23080 15062,473">
          <text:p/>
        </draw:polygon>
        <draw:frame draw:style-name="gr8" draw:text-style-name="P9" draw:layer="layout" svg:width="12.855cm" svg:height="0.352cm" svg:x="4.068cm" svg:y="2.508cm">
          <draw:text-box>
            <text:p text:style-name="P1"><text:span text:style-name="T22">#or moves very little for 10seconds, we can say they are drowning</text:span><text:span text:style-name="T18"> </text:span></text:p>
          </draw:text-box>
        </draw:frame>
        <draw:frame draw:style-name="gr8" draw:text-style-name="P9" draw:layer="layout" svg:width="0.352cm" svg:height="0.352cm" svg:x="3.035cm" svg:y="2.923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4.091cm" svg:height="0.352cm" svg:x="4.068cm" svg:y="3.461cm">
          <draw:text-box>
            <text:p text:style-name="P1"><text:span text:style-name="T22">#loop through frames </text:span></text:p>
          </draw:text-box>
        </draw:frame>
        <draw:frame draw:style-name="gr8" draw:text-style-name="P9" draw:layer="layout" svg:width="1.17cm" svg:height="0.352cm" svg:x="4.068cm" svg:y="3.938cm">
          <draw:text-box>
            <text:p text:style-name="P1"><text:span text:style-name="T19">while </text:span></text:p>
          </draw:text-box>
        </draw:frame>
        <draw:frame draw:style-name="gr8" draw:text-style-name="P9" draw:layer="layout" svg:width="3.702cm" svg:height="0.352cm" svg:x="4.068cm" svg:y="4.405cm">
          <draw:text-box>
            <text:p text:style-name="P1"><text:span text:style-name="T15">webcam.isOpened():</text:span><text:span text:style-name="T18"> </text:span></text:p>
          </draw:text-box>
        </draw:frame>
        <draw:frame draw:style-name="gr8" draw:text-style-name="P9" draw:layer="layout" svg:width="4.87cm" svg:height="0.352cm" svg:x="4.826cm" svg:y="4.881cm">
          <draw:text-box>
            <text:p text:style-name="P1"><text:span text:style-name="T22"># read frame from webcam </text:span></text:p>
          </draw:text-box>
        </draw:frame>
        <draw:frame draw:style-name="gr8" draw:text-style-name="P9" draw:layer="layout" svg:width="3.118cm" svg:height="0.352cm" svg:x="4.826cm" svg:y="5.358cm">
          <draw:text-box>
            <text:p text:style-name="P1"><text:span text:style-name="T15">status, frame = </text:span></text:p>
          </draw:text-box>
        </draw:frame>
        <draw:frame draw:style-name="gr8" draw:text-style-name="P9" draw:layer="layout" svg:width="2.729cm" svg:height="0.352cm" svg:x="4.826cm" svg:y="5.834cm">
          <draw:text-box>
            <text:p text:style-name="P1"><text:span text:style-name="T15">webcam.read()</text:span><text:span text:style-name="T18"> </text:span></text:p>
          </draw:text-box>
        </draw:frame>
        <draw:frame draw:style-name="gr7" draw:text-style-name="P8" draw:layer="layout" svg:width="0.281cm" svg:height="0.285cm" svg:x="3.035cm" svg:y="6.318cm">
          <draw:text-box>
            <text:p text:style-name="P1"><text:span text:style-name="T27"><text:s/></text:span></text:p>
          </draw:text-box>
        </draw:frame>
        <draw:frame draw:style-name="gr8" draw:text-style-name="P9" draw:layer="layout" svg:width="2.923cm" svg:height="0.352cm" svg:x="4.835cm" svg:y="6.77cm">
          <draw:text-box>
            <text:p text:style-name="P1"><text:span text:style-name="T19">if </text:span><text:span text:style-name="T17">not </text:span><text:span text:style-name="T15">status:</text:span><text:span text:style-name="T18"> </text:span></text:p>
          </draw:text-box>
        </draw:frame>
        <draw:frame draw:style-name="gr8" draw:text-style-name="P9" draw:layer="layout" svg:width="4.287cm" svg:height="0.352cm" svg:x="5.594cm" svg:y="7.246cm">
          <draw:text-box>
            <text:p text:style-name="P1"><text:span text:style-name="T14">print</text:span><text:span text:style-name="T15">(</text:span><text:span text:style-name="T16">"Could not read </text:span></text:p>
          </draw:text-box>
        </draw:frame>
        <draw:frame draw:style-name="gr8" draw:text-style-name="P9" draw:layer="layout" svg:width="2.922cm" svg:height="0.352cm" svg:x="5.594cm" svg:y="7.722cm">
          <draw:text-box>
            <text:p text:style-name="P1"><text:span text:style-name="T16">frame"</text:span><text:span text:style-name="T15">) </text:span><text:span text:style-name="T14">exit</text:span><text:span text:style-name="T15">()</text:span><text:span text:style-name="T18"> </text:span></text:p>
          </draw:text-box>
        </draw:frame>
        <draw:frame draw:style-name="gr8" draw:text-style-name="P9" draw:layer="layout" svg:width="4.871cm" svg:height="0.352cm" svg:x="4.835cm" svg:y="8.181cm">
          <draw:text-box>
            <text:p text:style-name="P1"><text:span text:style-name="T22"># apply object detection</text:span><text:span text:style-name="T18"> </text:span></text:p>
          </draw:text-box>
        </draw:frame>
        <draw:frame draw:style-name="gr8" draw:text-style-name="P9" draw:layer="layout" svg:width="3.897cm" svg:height="0.352cm" svg:x="4.835cm" svg:y="8.657cm">
          <draw:text-box>
            <text:p text:style-name="P1"><text:span text:style-name="T15">bbox, label, conf = </text:span></text:p>
          </draw:text-box>
        </draw:frame>
        <draw:frame draw:style-name="gr8" draw:text-style-name="P9" draw:layer="layout" svg:width="9.543cm" svg:height="0.352cm" svg:x="4.835cm" svg:y="9.125cm">
          <draw:text-box>
            <text:p text:style-name="P1"><text:span text:style-name="T15">cv.detect_common_objects(frame) </text:span><text:span text:style-name="T22">#simplifying for </text:span></text:p>
          </draw:text-box>
        </draw:frame>
        <draw:frame draw:style-name="gr8" draw:text-style-name="P9" draw:layer="layout" svg:width="2.729cm" svg:height="0.352cm" svg:x="4.835cm" svg:y="9.602cm">
          <draw:text-box>
            <text:p text:style-name="P1"><text:span text:style-name="T22">only 1 person</text:span><text:span text:style-name="T18"> </text:span></text:p>
          </draw:text-box>
        </draw:frame>
        <draw:frame draw:style-name="gr10" draw:text-style-name="P11" draw:layer="layout" svg:width="0.299cm" svg:height="0.302cm" svg:x="3.035cm" svg:y="10.064cm">
          <draw:text-box>
            <text:p text:style-name="P1"><text:span text:style-name="T25"><text:s/></text:span></text:p>
          </draw:text-box>
        </draw:frame>
        <draw:frame draw:style-name="gr8" draw:text-style-name="P9" draw:layer="layout" svg:width="3.897cm" svg:height="0.352cm" svg:x="4.835cm" svg:y="10.536cm">
          <draw:text-box>
            <text:p text:style-name="P1"><text:span text:style-name="T22">#s = (len(bbox), 2)</text:span><text:span text:style-name="T18"> </text:span></text:p>
          </draw:text-box>
        </draw:frame>
        <draw:frame draw:style-name="gr8" draw:text-style-name="P9" draw:layer="layout" svg:width="3.312cm" svg:height="0.352cm" svg:x="4.826cm" svg:y="11.021cm">
          <draw:text-box>
            <text:p text:style-name="P1"><text:span text:style-name="T19">if</text:span><text:span text:style-name="T15">(</text:span><text:span text:style-name="T14">len</text:span><text:span text:style-name="T15">(bbox)&gt;</text:span><text:span text:style-name="T24">0</text:span><text:span text:style-name="T15">): </text:span></text:p>
          </draw:text-box>
        </draw:frame>
        <draw:frame draw:style-name="gr8" draw:text-style-name="P9" draw:layer="layout" svg:width="3.119cm" svg:height="0.352cm" svg:x="5.594cm" svg:y="11.489cm">
          <draw:text-box>
            <text:p text:style-name="P1"><text:span text:style-name="T15">bbox0 = bbox[</text:span><text:span text:style-name="T24">0</text:span><text:span text:style-name="T15">]</text:span><text:span text:style-name="T18"> </text:span></text:p>
          </draw:text-box>
        </draw:frame>
        <draw:frame draw:style-name="gr8" draw:text-style-name="P9" draw:layer="layout" svg:width="1.949cm" svg:height="0.352cm" svg:x="5.594cm" svg:y="11.965cm">
          <draw:text-box>
            <text:p text:style-name="P1"><text:span text:style-name="T22">#centre = </text:span></text:p>
          </draw:text-box>
        </draw:frame>
        <draw:frame draw:style-name="gr8" draw:text-style-name="P9" draw:layer="layout" svg:width="4.092cm" svg:height="0.352cm" svg:x="5.594cm" svg:y="12.442cm">
          <draw:text-box>
            <text:p text:style-name="P1"><text:span text:style-name="T22">np.zeros(s) </text:span><text:span text:style-name="T15">centre = </text:span></text:p>
          </draw:text-box>
        </draw:frame>
        <draw:frame draw:style-name="gr8" draw:text-style-name="P9" draw:layer="layout" svg:width="1.172cm" svg:height="0.352cm" svg:x="5.594cm" svg:y="12.91cm">
          <draw:text-box>
            <text:p text:style-name="P1"><text:span text:style-name="T15">[</text:span><text:span text:style-name="T24">0</text:span><text:span text:style-name="T15">,</text:span><text:span text:style-name="T24">0</text:span><text:span text:style-name="T15">]</text:span><text:span text:style-name="T18"> </text:span></text:p>
          </draw:text-box>
        </draw:frame>
        <draw:frame draw:style-name="gr8" draw:text-style-name="P9" draw:layer="layout" svg:width="3.702cm" svg:height="0.352cm" svg:x="5.594cm" svg:y="13.377cm">
          <draw:text-box>
            <text:p text:style-name="P1"><text:span text:style-name="T22">#for i in range(0, </text:span></text:p>
          </draw:text-box>
        </draw:frame>
        <draw:frame draw:style-name="gr8" draw:text-style-name="P9" draw:layer="layout" svg:width="4.481cm" svg:height="0.352cm" svg:x="6.362cm" svg:y="13.853cm">
          <draw:text-box>
            <text:p text:style-name="P1"><text:span text:style-name="T22">len(bbox)): #centre[i]</text:span><text:span text:style-name="T18"> </text:span></text:p>
          </draw:text-box>
        </draw:frame>
        <draw:frame draw:style-name="gr8" draw:text-style-name="P9" draw:layer="layout" svg:width="10.907cm" svg:height="0.352cm" svg:x="3.3cm" svg:y="14.312cm">
          <draw:text-box>
            <text:p text:style-name="P1"><text:span text:style-name="T22">=[(bbox[i][0]+bbox[i][2])/2,(bbox[i][1]+bbox[i][3])/2 ]</text:span><text:span text:style-name="T18"> </text:span></text:p>
          </draw:text-box>
        </draw:frame>
        <draw:frame draw:style-name="gr8" draw:text-style-name="P9" draw:layer="layout" svg:width="0.352cm" svg:height="0.352cm" svg:x="3.035cm" svg:y="14.726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10.324cm" svg:height="0.352cm" svg:x="5.718cm" svg:y="15.257cm">
          <draw:text-box>
            <text:p text:style-name="P1"><text:span text:style-name="T15">centre =[(bbox0[</text:span><text:span text:style-name="T24">0</text:span><text:span text:style-name="T15">]+bbox0[</text:span><text:span text:style-name="T24">2</text:span><text:span text:style-name="T15">])/</text:span><text:span text:style-name="T24">2</text:span><text:span text:style-name="T15">,(bbox0[</text:span><text:span text:style-name="T24">1</text:span><text:span text:style-name="T15">]+bbox0[</text:span><text:span text:style-name="T24">3</text:span><text:span text:style-name="T15">])/</text:span><text:span text:style-name="T24">2 </text:span></text:p>
          </draw:text-box>
        </draw:frame>
        <draw:frame draw:style-name="gr8" draw:text-style-name="P9" draw:layer="layout" svg:width="0.392cm" svg:height="0.352cm" svg:x="10.667cm" svg:y="15.671cm">
          <draw:text-box>
            <text:p text:style-name="P1"><text:span text:style-name="T15">]</text:span><text:span text:style-name="T18"> </text:span></text:p>
          </draw:text-box>
        </draw:frame>
        <draw:frame draw:style-name="gr8" draw:text-style-name="P9" draw:layer="layout" svg:width="0.352cm" svg:height="0.352cm" svg:x="3.035cm" svg:y="16.094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7.597cm" svg:height="0.352cm" svg:x="5.594cm" svg:y="16.624cm">
          <draw:text-box>
            <text:p text:style-name="P1"><text:span text:style-name="T22">#make vertical and horizontal movement </text:span></text:p>
          </draw:text-box>
        </draw:frame>
        <draw:frame draw:style-name="gr8" draw:text-style-name="P9" draw:layer="layout" svg:width="8.375cm" svg:height="0.352cm" svg:x="5.594cm" svg:y="17.091cm">
          <draw:text-box>
            <text:p text:style-name="P1"><text:span text:style-name="T22">variables </text:span><text:span text:style-name="T15">hmov = </text:span><text:span text:style-name="T14">abs</text:span><text:span text:style-name="T15">(centre[</text:span><text:span text:style-name="T24">0</text:span><text:span text:style-name="T15">]-centre0[</text:span><text:span text:style-name="T24">0</text:span><text:span text:style-name="T15">])</text:span><text:span text:style-name="T18"> </text:span></text:p>
          </draw:text-box>
        </draw:frame>
        <draw:frame draw:style-name="gr8" draw:text-style-name="P9" draw:layer="layout" svg:width="6.428cm" svg:height="0.352cm" svg:x="5.594cm" svg:y="17.558cm">
          <draw:text-box>
            <text:p text:style-name="P1"><text:span text:style-name="T15">vmov = </text:span><text:span text:style-name="T14">abs</text:span><text:span text:style-name="T15">(centre[</text:span><text:span text:style-name="T24">1</text:span><text:span text:style-name="T15">]-centre0[</text:span><text:span text:style-name="T24">1</text:span><text:span text:style-name="T15">])</text:span><text:span text:style-name="T18"> </text:span></text:p>
          </draw:text-box>
        </draw:frame>
        <draw:frame draw:style-name="gr8" draw:text-style-name="P9" draw:layer="layout" svg:width="0.352cm" svg:height="0.352cm" svg:x="3.035cm" svg:y="17.982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8.571cm" svg:height="0.352cm" svg:x="5.594cm" svg:y="18.503cm">
          <draw:text-box>
            <text:p text:style-name="P1"><text:span text:style-name="T22">#there is still need to tweek the threshold</text:span><text:span text:style-name="T18"> </text:span></text:p>
          </draw:text-box>
        </draw:frame>
        <draw:frame draw:style-name="gr8" draw:text-style-name="P9" draw:layer="layout" svg:width="12.076cm" svg:height="0.352cm" svg:x="5.594cm" svg:y="18.97cm">
          <draw:text-box>
            <text:p text:style-name="P1"><text:span text:style-name="T22">#this threshold is for checking how much the centre has moved</text:span><text:span text:style-name="T18"> </text:span></text:p>
          </draw:text-box>
        </draw:frame>
        <draw:frame draw:style-name="gr8" draw:text-style-name="P9" draw:layer="layout" svg:width="0.352cm" svg:height="0.352cm" svg:x="3.035cm" svg:y="19.394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2.729cm" svg:height="0.352cm" svg:x="5.594cm" svg:y="19.914cm">
          <draw:text-box>
            <text:p text:style-name="P1"><text:span text:style-name="T15">x=time.time()</text:span><text:span text:style-name="T18"> </text:span></text:p>
          </draw:text-box>
        </draw:frame>
        <draw:frame draw:style-name="gr8" draw:text-style-name="P9" draw:layer="layout" svg:width="0.352cm" svg:height="0.352cm" svg:x="3.035cm" svg:y="20.337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2.923cm" svg:height="0.352cm" svg:x="5.594cm" svg:y="20.859cm">
          <draw:text-box>
            <text:p text:style-name="P1"><text:span text:style-name="T15">threshold = </text:span><text:span text:style-name="T24">10</text:span><text:span text:style-name="T18"> </text:span></text:p>
          </draw:text-box>
        </draw:frame>
        <draw:frame draw:style-name="gr8" draw:text-style-name="P9" draw:layer="layout" svg:width="4.091cm" svg:height="0.352cm" svg:x="5.594cm" svg:y="21.344cm">
          <draw:text-box>
            <text:p text:style-name="P1"><text:span text:style-name="T19">if</text:span><text:span text:style-name="T15">(hmov&gt;threshold </text:span><text:span text:style-name="T17">or </text:span></text:p>
          </draw:text-box>
        </draw:frame>
        <draw:frame draw:style-name="gr8" draw:text-style-name="P9" draw:layer="layout" svg:width="5.649cm" svg:height="0.352cm" svg:x="6.362cm" svg:y="21.82cm">
          <draw:text-box>
            <text:p text:style-name="P1"><text:span text:style-name="T15">vmov&gt;threshold): </text:span><text:span text:style-name="T14">print</text:span><text:span text:style-name="T15">(x-t0, </text:span></text:p>
          </draw:text-box>
        </draw:frame>
        <draw:frame draw:style-name="gr8" draw:text-style-name="P9" draw:layer="layout" svg:width="0.976cm" svg:height="0.352cm" svg:x="6.362cm" svg:y="22.296cm">
          <draw:text-box>
            <text:p text:style-name="P1"><text:span text:style-name="T16">'s'</text:span><text:span text:style-name="T15">)</text:span><text:span text:style-name="T18"> </text:span></text:p>
          </draw:text-box>
        </draw:frame>
        <draw:frame draw:style-name="gr8" draw:text-style-name="P9" draw:layer="layout" svg:width="3.312cm" svg:height="0.352cm" svg:x="6.362cm" svg:y="22.764cm">
          <draw:text-box>
            <text:p text:style-name="P1"><text:span text:style-name="T15">t0 = time.time() </text:span></text:p>
          </draw:text-box>
        </draw:frame>
        <draw:frame draw:style-name="gr8" draw:text-style-name="P9" draw:layer="layout" svg:width="2.534cm" svg:height="0.352cm" svg:x="6.362cm" svg:y="23.231cm">
          <draw:text-box>
            <text:p text:style-name="P1"><text:span text:style-name="T15">isDrowning = </text:span></text:p>
          </draw:text-box>
        </draw:frame>
        <draw:frame draw:style-name="gr8" draw:text-style-name="P9" draw:layer="layout" svg:width="1.171cm" svg:height="0.352cm" svg:x="6.362cm" svg:y="23.699cm">
          <draw:text-box>
            <text:p text:style-name="P1"><text:span text:style-name="T17">False</text:span><text:span text:style-name="T18"> </text:span></text:p>
          </draw:text-box>
        </draw:frame>
        <draw:frame draw:style-name="gr10" draw:text-style-name="P11" draw:layer="layout" svg:width="0.299cm" svg:height="0.302cm" svg:x="3.035cm" svg:y="24.171cm">
          <draw:text-box>
            <text:p text:style-name="P1"><text:span text:style-name="T25"><text:s/></text:span></text:p>
          </draw:text-box>
        </draw:frame>
        <draw:frame draw:style-name="gr8" draw:text-style-name="P9" draw:layer="layout" svg:width="1.171cm" svg:height="0.352cm" svg:x="5.594cm" svg:y="24.643cm">
          <draw:text-box>
            <text:p text:style-name="P1"><text:span text:style-name="T19">else</text:span><text:span text:style-name="T15">:</text:span><text:span text:style-name="T18"> </text:span></text:p>
          </draw:text-box>
        </draw:frame>
        <draw:frame draw:style-name="gr8" draw:text-style-name="P9" draw:layer="layout" svg:width="0.352cm" svg:height="0.352cm" svg:x="3.035cm" svg:y="25.066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3.312cm" svg:height="0.352cm" svg:x="6.362cm" svg:y="25.596cm">
          <draw:text-box>
            <text:p text:style-name="P1"><text:span text:style-name="T14">print</text:span><text:span text:style-name="T15">(x-t0, </text:span><text:span text:style-name="T16">'s'</text:span><text:span text:style-name="T15">) </text:span></text:p>
          </draw:text-box>
        </draw:frame>
        <draw:frame draw:style-name="gr8" draw:text-style-name="P9" draw:layer="layout" svg:width="4.675cm" svg:height="0.352cm" svg:x="6.362cm" svg:y="26.063cm">
          <draw:text-box>
            <text:p text:style-name="P1"><text:span text:style-name="T19">if</text:span><text:span text:style-name="T15">((time.time() - t0) &gt; </text:span></text:p>
          </draw:text-box>
        </draw:frame>
        <draw:frame draw:style-name="gr8" draw:text-style-name="P9" draw:layer="layout" svg:width="0.975cm" svg:height="0.352cm" svg:x="6.362cm" svg:y="26.54cm">
          <draw:text-box>
            <text:p text:style-name="P1"><text:span text:style-name="T24">10</text:span><text:span text:style-name="T15">):</text:span><text:span text:style-name="T18"> </text:span></text:p>
          </draw:text-box>
        </draw:frame>
        <draw:frame draw:style-name="gr8" draw:text-style-name="P9" draw:layer="layout" svg:width="3.313cm" svg:height="0.352cm" svg:x="7.12cm" svg:y="26.999cm">
          <draw:text-box>
            <text:p text:style-name="P1"><text:span text:style-name="T15">isDrowning = </text:span><text:span text:style-name="T17">True</text:span></text:p>
          </draw:text-box>
        </draw:frame>
      </draw:page>
      <draw:page draw:name="page5" draw:style-name="dp1" draw:master-page-name="master-page52">
        <draw:polygon draw:style-name="gr5" draw:text-style-name="P6" draw:layer="layout" svg:width="15.061cm" svg:height="16.937cm" svg:x="3.256cm" svg:y="2.388cm" svg:viewBox="0 0 15062 16938" draw:points="15062,0 0,0 0,473 0,947 0,16938 15062,16938 15062,473">
          <text:p/>
        </draw:polygon>
        <draw:frame draw:style-name="gr8" draw:text-style-name="P9" draw:layer="layout" svg:width="11.881cm" svg:height="0.352cm" svg:x="5.594cm" svg:y="2.517cm">
          <draw:text-box>
            <text:p text:style-name="P1"><text:span text:style-name="T22">#print('bounding box: ', bbox, 'label: ' label ,'confidence: </text:span></text:p>
          </draw:text-box>
        </draw:frame>
        <draw:frame draw:style-name="gr8" draw:text-style-name="P9" draw:layer="layout" svg:width="6.039cm" svg:height="0.352cm" svg:x="3.3cm" svg:y="2.985cm">
          <draw:text-box>
            <text:p text:style-name="P1"><text:span text:style-name="T22">' conf[0], 'centre: ', centre)</text:span><text:span text:style-name="T18"> </text:span></text:p>
          </draw:text-box>
        </draw:frame>
        <draw:frame draw:style-name="gr8" draw:text-style-name="P9" draw:layer="layout" svg:width="6.428cm" svg:height="0.352cm" svg:x="5.594cm" svg:y="3.443cm">
          <draw:text-box>
            <text:p text:style-name="P1"><text:span text:style-name="T22">#print(bbox,label ,conf, centre)</text:span><text:span text:style-name="T18"> </text:span></text:p>
          </draw:text-box>
        </draw:frame>
        <draw:frame draw:style-name="gr8" draw:text-style-name="P9" draw:layer="layout" svg:width="10.323cm" svg:height="0.352cm" svg:x="5.594cm" svg:y="3.92cm">
          <draw:text-box>
            <text:p text:style-name="P1"><text:span text:style-name="T14">print</text:span><text:span text:style-name="T15">(</text:span><text:span text:style-name="T16">'bbox: '</text:span><text:span text:style-name="T15">, bbox, </text:span><text:span text:style-name="T16">'centre:'</text:span><text:span text:style-name="T15">, centre, </text:span><text:span text:style-name="T16">'centre0:'</text:span><text:span text:style-name="T15">, </text:span></text:p>
          </draw:text-box>
        </draw:frame>
        <draw:frame draw:style-name="gr8" draw:text-style-name="P9" draw:layer="layout" svg:width="9.156cm" svg:height="0.352cm" svg:x="5.594cm" svg:y="4.396cm">
          <draw:text-box>
            <text:p text:style-name="P1"><text:span text:style-name="T15">centre0) </text:span><text:span text:style-name="T14">print</text:span><text:span text:style-name="T15">(</text:span><text:span text:style-name="T16">'Is he drowning: '</text:span><text:span text:style-name="T15">, isDrowning)</text:span><text:span text:style-name="T18"> </text:span></text:p>
          </draw:text-box>
        </draw:frame>
        <draw:frame draw:style-name="gr10" draw:text-style-name="P11" draw:layer="layout" svg:width="0.299cm" svg:height="0.302cm" svg:x="3.035cm" svg:y="4.859cm">
          <draw:text-box>
            <text:p text:style-name="P1"><text:span text:style-name="T25"><text:s/></text:span></text:p>
          </draw:text-box>
        </draw:frame>
        <draw:frame draw:style-name="gr8" draw:text-style-name="P9" draw:layer="layout" svg:width="3.313cm" svg:height="0.352cm" svg:x="5.594cm" svg:y="5.331cm">
          <draw:text-box>
            <text:p text:style-name="P1"><text:span text:style-name="T15">centre0 = centre</text:span><text:span text:style-name="T18"> </text:span></text:p>
          </draw:text-box>
        </draw:frame>
        <draw:frame draw:style-name="gr8" draw:text-style-name="P9" draw:layer="layout" svg:width="8.181cm" svg:height="0.352cm" svg:x="5.594cm" svg:y="5.807cm">
          <draw:text-box>
            <text:p text:style-name="P1"><text:span text:style-name="T22"># draw bounding box over detected objects</text:span><text:span text:style-name="T18"> </text:span></text:p>
          </draw:text-box>
        </draw:frame>
        <draw:frame draw:style-name="gr8" draw:text-style-name="P9" draw:layer="layout" svg:width="0.352cm" svg:height="0.352cm" svg:x="3.035cm" svg:y="6.231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10.323cm" svg:height="0.352cm" svg:x="4.826cm" svg:y="6.752cm">
          <draw:text-box>
            <text:p text:style-name="P1"><text:span text:style-name="T15">out = draw_bbox(frame, bbox, label, conf,isDrowning)</text:span><text:span text:style-name="T18"> </text:span></text:p>
          </draw:text-box>
        </draw:frame>
        <draw:frame draw:style-name="gr8" draw:text-style-name="P9" draw:layer="layout" svg:width="0.352cm" svg:height="0.352cm" svg:x="3.035cm" svg:y="7.176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10.323cm" svg:height="0.352cm" svg:x="4.835cm" svg:y="7.696cm">
          <draw:text-box>
            <text:p text:style-name="P1"><text:span text:style-name="T22">#print('Seconds since last epoch: ', time.time()-t0)</text:span><text:span text:style-name="T18"> </text:span></text:p>
          </draw:text-box>
        </draw:frame>
        <draw:frame draw:style-name="gr8" draw:text-style-name="P9" draw:layer="layout" svg:width="0.352cm" svg:height="0.352cm" svg:x="3.035cm" svg:y="8.128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3.313cm" svg:height="0.352cm" svg:x="4.835cm" svg:y="8.648cm">
          <draw:text-box>
            <text:p text:style-name="P1"><text:span text:style-name="T22"># display output</text:span><text:span text:style-name="T18"> </text:span></text:p>
          </draw:text-box>
        </draw:frame>
        <draw:frame draw:style-name="gr8" draw:text-style-name="P9" draw:layer="layout" svg:width="7.986cm" svg:height="0.352cm" svg:x="4.835cm" svg:y="9.116cm">
          <draw:text-box>
            <text:p text:style-name="P1"><text:span text:style-name="T15">cv2.imshow(</text:span><text:span text:style-name="T16">"Real-time object detection"</text:span><text:span text:style-name="T15">, </text:span></text:p>
          </draw:text-box>
        </draw:frame>
        <draw:frame draw:style-name="gr8" draw:text-style-name="P9" draw:layer="layout" svg:width="5.649cm" svg:height="0.352cm" svg:x="4.835cm" svg:y="9.593cm">
          <draw:text-box>
            <text:p text:style-name="P1"><text:span text:style-name="T15">out) </text:span><text:span text:style-name="T19">if</text:span><text:span text:style-name="T15">(isDrowning == </text:span><text:span text:style-name="T17">True</text:span><text:span text:style-name="T15">):</text:span><text:span text:style-name="T18"> </text:span></text:p>
          </draw:text-box>
        </draw:frame>
        <draw:frame draw:style-name="gr8" draw:text-style-name="P9" draw:layer="layout" svg:width="4.48cm" svg:height="0.352cm" svg:x="5.594cm" svg:y="10.069cm">
          <draw:text-box>
            <text:p text:style-name="P1"><text:span text:style-name="T15">playsound(</text:span><text:span text:style-name="T16">'alarm.mp3'</text:span><text:span text:style-name="T15">) </text:span></text:p>
          </draw:text-box>
        </draw:frame>
        <draw:frame draw:style-name="gr8" draw:text-style-name="P9" draw:layer="layout" svg:width="3.312cm" svg:height="0.352cm" svg:x="5.594cm" svg:y="10.536cm">
          <draw:text-box>
            <text:p text:style-name="P1"><text:span text:style-name="T15">webcam.release() </text:span></text:p>
          </draw:text-box>
        </draw:frame>
        <draw:frame draw:style-name="gr8" draw:text-style-name="P9" draw:layer="layout" svg:width="4.676cm" svg:height="0.352cm" svg:x="5.594cm" svg:y="11.004cm">
          <draw:text-box>
            <text:p text:style-name="P1"><text:span text:style-name="T15">cv2.destroyAllWindows()</text:span><text:span text:style-name="T18"> </text:span></text:p>
          </draw:text-box>
        </draw:frame>
        <draw:frame draw:style-name="gr8" draw:text-style-name="P9" draw:layer="layout" svg:width="13.049cm" svg:height="0.352cm" svg:x="5.594cm" svg:y="11.48cm">
          <draw:text-box>
            <text:p text:style-name="P1"><text:span text:style-name="T19">return </text:span><text:span text:style-name="T15">render_template(</text:span><text:span text:style-name="T16">'prediction.html'</text:span><text:span text:style-name="T15">,</text:span><text:span text:style-name="T23">prediction</text:span><text:span text:style-name="T15">=</text:span><text:span text:style-name="T16">"Emergency !!!</text:span><text:span text:style-name="T18"> </text:span></text:p>
          </draw:text-box>
        </draw:frame>
        <draw:frame draw:style-name="gr8" draw:text-style-name="P9" draw:layer="layout" svg:width="5.066cm" svg:height="0.352cm" svg:x="3.3cm" svg:y="11.956cm">
          <draw:text-box>
            <text:p text:style-name="P1"><text:span text:style-name="T16">The Person is drowining"</text:span><text:span text:style-name="T15">)</text:span><text:span text:style-name="T18"> </text:span></text:p>
          </draw:text-box>
        </draw:frame>
        <draw:frame draw:style-name="gr8" draw:text-style-name="P9" draw:layer="layout" svg:width="7.207cm" svg:height="0.352cm" svg:x="5.594cm" svg:y="12.424cm">
          <draw:text-box>
            <text:p text:style-name="P1"><text:span text:style-name="T22">#return render_template('base.html')</text:span><text:span text:style-name="T18"> </text:span></text:p>
          </draw:text-box>
        </draw:frame>
        <draw:frame draw:style-name="gr8" draw:text-style-name="P9" draw:layer="layout" svg:width="0.352cm" svg:height="0.352cm" svg:x="3.035cm" svg:y="12.839cm">
          <draw:text-box>
            <text:p text:style-name="P1"><text:span text:style-name="T18"><text:s/></text:span></text:p>
          </draw:text-box>
        </draw:frame>
        <draw:frame draw:style-name="gr8" draw:text-style-name="P9" draw:layer="layout" svg:width="3.897cm" svg:height="0.352cm" svg:x="4.835cm" svg:y="13.368cm">
          <draw:text-box>
            <text:p text:style-name="P1"><text:span text:style-name="T22"># press "Q" to stop</text:span><text:span text:style-name="T18"> </text:span></text:p>
          </draw:text-box>
        </draw:frame>
        <draw:frame draw:style-name="gr8" draw:text-style-name="P9" draw:layer="layout" svg:width="5.454cm" svg:height="0.352cm" svg:x="4.835cm" svg:y="13.844cm">
          <draw:text-box>
            <text:p text:style-name="P1"><text:span text:style-name="T19">if </text:span><text:span text:style-name="T15">cv2.waitKey(</text:span><text:span text:style-name="T24">1</text:span><text:span text:style-name="T15">) &amp; </text:span><text:span text:style-name="T17">0x</text:span><text:span text:style-name="T24">FF </text:span><text:span text:style-name="T15">== </text:span></text:p>
          </draw:text-box>
        </draw:frame>
        <draw:frame draw:style-name="gr8" draw:text-style-name="P9" draw:layer="layout" svg:width="3.118cm" svg:height="0.352cm" svg:x="5.594cm" svg:y="14.321cm">
          <draw:text-box>
            <text:p text:style-name="P1"><text:span text:style-name="T14">ord</text:span><text:span text:style-name="T15">(</text:span><text:span text:style-name="T16">'q'</text:span><text:span text:style-name="T15">): </text:span><text:span text:style-name="T19">break</text:span><text:span text:style-name="T18"> </text:span></text:p>
          </draw:text-box>
        </draw:frame>
        <draw:frame draw:style-name="gr10" draw:text-style-name="P11" draw:layer="layout" svg:width="0.299cm" svg:height="0.302cm" svg:x="3.035cm" svg:y="14.783cm">
          <draw:text-box>
            <text:p text:style-name="P1"><text:span text:style-name="T25"><text:s/></text:span></text:p>
          </draw:text-box>
        </draw:frame>
        <draw:frame draw:style-name="gr8" draw:text-style-name="P9" draw:layer="layout" svg:width="3.897cm" svg:height="0.352cm" svg:x="4.068cm" svg:y="15.265cm">
          <draw:text-box>
            <text:p text:style-name="P1"><text:span text:style-name="T22"># release resources </text:span></text:p>
          </draw:text-box>
        </draw:frame>
        <draw:frame draw:style-name="gr8" draw:text-style-name="P9" draw:layer="layout" svg:width="3.312cm" svg:height="0.352cm" svg:x="4.068cm" svg:y="15.742cm">
          <draw:text-box>
            <text:p text:style-name="P1"><text:span text:style-name="T15">webcam.release() </text:span></text:p>
          </draw:text-box>
        </draw:frame>
        <draw:frame draw:style-name="gr8" draw:text-style-name="P9" draw:layer="layout" svg:width="4.676cm" svg:height="0.352cm" svg:x="4.068cm" svg:y="16.218cm">
          <draw:text-box>
            <text:p text:style-name="P1"><text:span text:style-name="T15">cv2.destroyAllWindows()</text:span><text:span text:style-name="T18"> </text:span></text:p>
          </draw:text-box>
        </draw:frame>
        <draw:frame draw:style-name="gr8" draw:text-style-name="P9" draw:layer="layout" svg:width="8.571cm" svg:height="0.352cm" svg:x="4.068cm" svg:y="16.668cm">
          <draw:text-box>
            <text:p text:style-name="P1"><text:span text:style-name="T22">#return render_template('prediction.html',)</text:span><text:span text:style-name="T18"> </text:span></text:p>
          </draw:text-box>
        </draw:frame>
        <draw:frame draw:style-name="gr8" draw:text-style-name="P9" draw:layer="layout" svg:width="0.352cm" svg:height="0.352cm" svg:x="3.035cm" svg:y="17.082cm">
          <draw:text-box>
            <text:p text:style-name="P1"><text:span text:style-name="T18"><text:s/></text:span></text:p>
          </draw:text-box>
        </draw:frame>
        <draw:frame draw:style-name="gr9" draw:text-style-name="P10" draw:layer="layout" svg:width="0.334cm" svg:height="0.336cm" svg:x="3.035cm" svg:y="17.501cm">
          <draw:text-box>
            <text:p text:style-name="P1"><text:span text:style-name="T21"><text:s/></text:span></text:p>
          </draw:text-box>
        </draw:frame>
        <draw:frame draw:style-name="gr8" draw:text-style-name="P9" draw:layer="layout" svg:width="6.234cm" svg:height="0.352cm" svg:x="3.3cm" svg:y="18.009cm">
          <draw:text-box>
            <text:p text:style-name="P1"><text:span text:style-name="T16">""" Running our application """</text:span><text:span text:style-name="T18"> </text:span></text:p>
          </draw:text-box>
        </draw:frame>
        <draw:frame draw:style-name="gr8" draw:text-style-name="P9" draw:layer="layout" svg:width="1.754cm" svg:height="0.352cm" svg:x="3.3cm" svg:y="18.494cm">
          <draw:text-box>
            <text:p text:style-name="P1"><text:span text:style-name="T19">if </text:span><text:span text:style-name="T23">__name</text:span></text:p>
          </draw:text-box>
        </draw:frame>
        <draw:frame draw:style-name="gr8" draw:text-style-name="P9" draw:layer="layout" svg:width="0.352cm" svg:height="0.39cm" svg:x="5.046cm" svg:y="18.442cm">
          <draw:text-box>
            <text:p text:style-name="P1"><text:span text:style-name="T28"><text:s/></text:span></text:p>
          </draw:text-box>
        </draw:frame>
        <draw:polygon draw:style-name="gr12" draw:text-style-name="P13" draw:layer="layout" svg:width="0.442cm" svg:height="0.018cm" svg:x="5.046cm" svg:y="18.791cm" svg:viewBox="0 0 443 19" draw:points="0,19 443,19 443,0 0,0">
          <text:p/>
        </draw:polygon>
        <draw:polygon draw:style-name="gr13" draw:text-style-name="P14" draw:layer="layout" svg:width="0.194cm" svg:height="0.026cm" svg:x="6.264cm" svg:y="18.8cm" svg:viewBox="0 0 195 27" draw:points="0,27 195,27 195,0 0,0">
          <text:p/>
        </draw:polygon>
        <draw:polygon draw:style-name="gr13" draw:text-style-name="P14" draw:layer="layout" svg:width="0.195cm" svg:height="0.026cm" svg:x="7.234cm" svg:y="18.8cm" svg:viewBox="0 0 196 27" draw:points="0,27 196,27 196,0 0,0">
          <text:p/>
        </draw:polygon>
        <draw:frame draw:style-name="gr8" draw:text-style-name="P9" draw:layer="layout" svg:width="2.533cm" svg:height="0.352cm" svg:x="5.489cm" svg:y="18.494cm">
          <draw:text-box>
            <text:p text:style-name="P1"><text:span text:style-name="T15">== </text:span><text:span text:style-name="T16">" main "</text:span><text:span text:style-name="T15">: </text:span></text:p>
          </draw:text-box>
        </draw:frame>
        <draw:frame draw:style-name="gr8" draw:text-style-name="P9" draw:layer="layout" svg:width="3.898cm" svg:height="0.352cm" svg:x="4.068cm" svg:y="18.961cm">
          <draw:text-box>
            <text:p text:style-name="P1"><text:span text:style-name="T15">app.run(</text:span><text:span text:style-name="T23">debug</text:span><text:span text:style-name="T15">=</text:span><text:span text:style-name="T17">True</text:span><text:span text:style-name="T15">)</text:span><text:span text:style-name="T18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onsolas" svg:font-family="Consolas" style:font-pitch="variable"/>
    <style:font-face style:name="Consolas1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2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6T01:41:13.794000000</dc:date>
    <meta:editing-duration>PT46S</meta:editing-duration>
    <meta:editing-cycles>1</meta:editing-cycles>
    <meta:document-statistic meta:object-count="289"/>
    <meta:generator>LibreOffice/7.4.2.3$Windows_X86_64 LibreOffice_project/382eef1f22670f7f4118c8c2dd222ec7ad009daf</meta:generator>
  </office:meta>
</office:document-meta>
</file>